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3.26cm" svg:height="8.99cm" svg:x="20.204cm" svg:y="0.747cm">
            <draw:object draw:notify-on-update-of-ranges="Hoja1.A1:Hoja1.A1 Hoja1.A2:Hoja1.A101 Hoja1.G1:Hoja1.G1 Hoja1.G2:Hoja1.G101 Hoja1.H1:Hoja1.H1 Hoja1.H2:Hoja1.H101 Hoja1.I1:Hoja1.I1 Hoja1.I2:Hoja1.I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2.958cm" svg:height="8.999cm" svg:x="20.451cm" svg:y="10.292cm">
            <draw:object draw:notify-on-update-of-ranges="Hoja1.A1:Hoja1.A1 Hoja1.A2:Hoja1.A101 Hoja1.J1:Hoja1.J1 Hoja1.J2:Hoja1.J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Cantidad</text:p>
          </table:table-cell>
          <table:table-cell office:value-type="string">
            <text:p>cantidad de joyas</text:p>
          </table:table-cell>
          <table:table-cell/>
          <table:table-cell office:value-type="string">
            <text:p>Dmax=Tmax=100</text:p>
          </table:table-cell>
          <table:table-cell office:value-type="string">
            <text:p>Dmax=Tmax=1000</text:p>
          </table:table-cell>
          <table:table-cell office:value-type="string">
            <text:p>D=T</text:p>
          </table:table-cell>
          <table:table-cell office:value-type="string">
            <text:p>Dmax=Tmax=100</text:p>
          </table:table-cell>
          <table:table-cell office:value-type="string">
            <text:p>Dmax=Tmax=1000</text:p>
          </table:table-cell>
          <table:table-cell office:value-type="string">
            <text:p>D=T</text:p>
          </table:table-cell>
          <table:table-cell office:value-type="string">
            <text:p>Dmax=Tmax=1000 constantizado</text:p>
          </table:table-cell>
        </table:table-row>
        <table:table-row table:style-name="ro2">
          <table:table-cell table:formula="of:=[.B2]-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02">
            <text:p>402</text:p>
          </table:table-cell>
          <table:table-cell office:value-type="float" office:value="403">
            <text:p>403</text:p>
          </table:table-cell>
          <table:table-cell table:formula="of:=[.D2]/1000" office:value-type="float" office:value="0.402">
            <text:p>0,402</text:p>
          </table:table-cell>
          <table:table-cell table:formula="of:=[.E2]/1000" office:value-type="float" office:value="0.402">
            <text:p>0,402</text:p>
          </table:table-cell>
          <table:table-cell table:formula="of:=[.F2]/1000" office:value-type="float" office:value="0.403">
            <text:p>0,403</text:p>
          </table:table-cell>
          <table:table-cell table:formula="of:=[.E2]/(LOG([.B2])*[.B2])" office:value-type="float" office:value="0">
            <text:p>#DIV/0!</text:p>
          </table:table-cell>
        </table:table-row>
        <table:table-row table:style-name="ro2">
          <table:table-cell table:formula="of:=[.B3]-1"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0770">
            <text:p>20770</text:p>
          </table:table-cell>
          <table:table-cell office:value-type="float" office:value="10524">
            <text:p>10524</text:p>
          </table:table-cell>
          <table:table-cell office:value-type="float" office:value="19951">
            <text:p>19951</text:p>
          </table:table-cell>
          <table:table-cell table:formula="of:=[.D3]/1000" office:value-type="float" office:value="20.77">
            <text:p>20,77</text:p>
          </table:table-cell>
          <table:table-cell table:formula="of:=[.E3]/1000" office:value-type="float" office:value="10.524">
            <text:p>10,524</text:p>
          </table:table-cell>
          <table:table-cell table:formula="of:=[.F3]/1000" office:value-type="float" office:value="19.951">
            <text:p>19,951</text:p>
          </table:table-cell>
          <table:table-cell table:formula="of:=[.E3]/(LOG([.B3])*[.B3])" office:value-type="float" office:value="51.9866829566025">
            <text:p>51,9866829566</text:p>
          </table:table-cell>
        </table:table-row>
        <table:table-row table:style-name="ro2">
          <table:table-cell table:formula="of:=[.B4]-1"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47419">
            <text:p>47419</text:p>
          </table:table-cell>
          <table:table-cell office:value-type="float" office:value="24868">
            <text:p>24868</text:p>
          </table:table-cell>
          <table:table-cell office:value-type="float" office:value="42175">
            <text:p>42175</text:p>
          </table:table-cell>
          <table:table-cell table:formula="of:=[.D4]/1000" office:value-type="float" office:value="47.419">
            <text:p>47,419</text:p>
          </table:table-cell>
          <table:table-cell table:formula="of:=[.E4]/1000" office:value-type="float" office:value="24.868">
            <text:p>24,868</text:p>
          </table:table-cell>
          <table:table-cell table:formula="of:=[.F4]/1000" office:value-type="float" office:value="42.175">
            <text:p>42,175</text:p>
          </table:table-cell>
          <table:table-cell table:formula="of:=[.E4]/(LOG([.B4])*[.B4])" office:value-type="float" office:value="53.7172650310066">
            <text:p>53,717265031</text:p>
          </table:table-cell>
        </table:table-row>
        <table:table-row table:style-name="ro2">
          <table:table-cell table:formula="of:=[.B5]-1"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82927">
            <text:p>82927</text:p>
          </table:table-cell>
          <table:table-cell office:value-type="float" office:value="42748">
            <text:p>42748</text:p>
          </table:table-cell>
          <table:table-cell office:value-type="float" office:value="67168">
            <text:p>67168</text:p>
          </table:table-cell>
          <table:table-cell table:formula="of:=[.D5]/1000" office:value-type="float" office:value="82.927">
            <text:p>82,927</text:p>
          </table:table-cell>
          <table:table-cell table:formula="of:=[.E5]/1000" office:value-type="float" office:value="42.748">
            <text:p>42,748</text:p>
          </table:table-cell>
          <table:table-cell table:formula="of:=[.F5]/1000" office:value-type="float" office:value="67.168">
            <text:p>67,168</text:p>
          </table:table-cell>
          <table:table-cell table:formula="of:=[.E5]/(LOG([.B5])*[.B5])" office:value-type="float" office:value="57.2992226786276">
            <text:p>57,2992226786</text:p>
          </table:table-cell>
        </table:table-row>
        <table:table-row table:style-name="ro2">
          <table:table-cell table:formula="of:=[.B6]-1"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18710">
            <text:p>118710</text:p>
          </table:table-cell>
          <table:table-cell office:value-type="float" office:value="116313">
            <text:p>116313</text:p>
          </table:table-cell>
          <table:table-cell office:value-type="float" office:value="90795">
            <text:p>90795</text:p>
          </table:table-cell>
          <table:table-cell table:formula="of:=[.D6]/1000" office:value-type="float" office:value="118.71">
            <text:p>118,71</text:p>
          </table:table-cell>
          <table:table-cell table:formula="of:=[.E6]/1000" office:value-type="float" office:value="116.313">
            <text:p>116,313</text:p>
          </table:table-cell>
          <table:table-cell table:formula="of:=[.F6]/1000" office:value-type="float" office:value="90.795">
            <text:p>90,795</text:p>
          </table:table-cell>
          <table:table-cell table:formula="of:=[.E6]/(LOG([.B6])*[.B6])" office:value-type="float" office:value="111.425766338316">
            <text:p>111,4257663383</text:p>
          </table:table-cell>
        </table:table-row>
        <table:table-row table:style-name="ro2">
          <table:table-cell table:formula="of:=[.B7]-1" office:value-type="float" office:value="500">
            <text:p>50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148981">
            <text:p>148981</text:p>
          </table:table-cell>
          <table:table-cell office:value-type="float" office:value="147072">
            <text:p>147072</text:p>
          </table:table-cell>
          <table:table-cell office:value-type="float" office:value="79849">
            <text:p>79849</text:p>
          </table:table-cell>
          <table:table-cell table:formula="of:=[.D7]/1000" office:value-type="float" office:value="148.981">
            <text:p>148,981</text:p>
          </table:table-cell>
          <table:table-cell table:formula="of:=[.E7]/1000" office:value-type="float" office:value="147.072">
            <text:p>147,072</text:p>
          </table:table-cell>
          <table:table-cell table:formula="of:=[.F7]/1000" office:value-type="float" office:value="79.849">
            <text:p>79,849</text:p>
          </table:table-cell>
          <table:table-cell table:formula="of:=[.E7]/(LOG([.B7])*[.B7])" office:value-type="float" office:value="108.731307594884">
            <text:p>108,7313075949</text:p>
          </table:table-cell>
        </table:table-row>
        <table:table-row table:style-name="ro2">
          <table:table-cell table:formula="of:=[.B8]-1" office:value-type="float" office:value="600">
            <text:p>600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99936">
            <text:p>99936</text:p>
          </table:table-cell>
          <table:table-cell office:value-type="float" office:value="120329">
            <text:p>120329</text:p>
          </table:table-cell>
          <table:table-cell office:value-type="float" office:value="106383">
            <text:p>106383</text:p>
          </table:table-cell>
          <table:table-cell table:formula="of:=[.D8]/1000" office:value-type="float" office:value="99.936">
            <text:p>99,936</text:p>
          </table:table-cell>
          <table:table-cell table:formula="of:=[.E8]/1000" office:value-type="float" office:value="120.329">
            <text:p>120,329</text:p>
          </table:table-cell>
          <table:table-cell table:formula="of:=[.F8]/1000" office:value-type="float" office:value="106.383">
            <text:p>106,383</text:p>
          </table:table-cell>
          <table:table-cell table:formula="of:=[.E8]/(LOG([.B8])*[.B8])" office:value-type="float" office:value="72.0488256234907">
            <text:p>72,0488256235</text:p>
          </table:table-cell>
        </table:table-row>
        <table:table-row table:style-name="ro2">
          <table:table-cell table:formula="of:=[.B9]-1" office:value-type="float" office:value="700">
            <text:p>700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150998">
            <text:p>150998</text:p>
          </table:table-cell>
          <table:table-cell office:value-type="float" office:value="121067">
            <text:p>121067</text:p>
          </table:table-cell>
          <table:table-cell office:value-type="float" office:value="85381">
            <text:p>85381</text:p>
          </table:table-cell>
          <table:table-cell table:formula="of:=[.D9]/1000" office:value-type="float" office:value="150.998">
            <text:p>150,998</text:p>
          </table:table-cell>
          <table:table-cell table:formula="of:=[.E9]/1000" office:value-type="float" office:value="121.067">
            <text:p>121,067</text:p>
          </table:table-cell>
          <table:table-cell table:formula="of:=[.F9]/1000" office:value-type="float" office:value="85.381">
            <text:p>85,381</text:p>
          </table:table-cell>
          <table:table-cell table:formula="of:=[.E9]/(LOG([.B9])*[.B9])" office:value-type="float" office:value="60.6898269623897">
            <text:p>60,6898269624</text:p>
          </table:table-cell>
        </table:table-row>
        <table:table-row table:style-name="ro2">
          <table:table-cell table:formula="of:=[.B10]-1" office:value-type="float" office:value="800">
            <text:p>800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176317">
            <text:p>176317</text:p>
          </table:table-cell>
          <table:table-cell office:value-type="float" office:value="157680">
            <text:p>157680</text:p>
          </table:table-cell>
          <table:table-cell office:value-type="float" office:value="107743">
            <text:p>107743</text:p>
          </table:table-cell>
          <table:table-cell table:formula="of:=[.D10]/1000" office:value-type="float" office:value="176.317">
            <text:p>176,317</text:p>
          </table:table-cell>
          <table:table-cell table:formula="of:=[.E10]/1000" office:value-type="float" office:value="157.68">
            <text:p>157,68</text:p>
          </table:table-cell>
          <table:table-cell table:formula="of:=[.F10]/1000" office:value-type="float" office:value="107.743">
            <text:p>107,743</text:p>
          </table:table-cell>
          <table:table-cell table:formula="of:=[.E10]/(LOG([.B10])*[.B10])" office:value-type="float" office:value="67.7957460160082">
            <text:p>67,795746016</text:p>
          </table:table-cell>
        </table:table-row>
        <table:table-row table:style-name="ro2">
          <table:table-cell table:formula="of:=[.B11]-1" office:value-type="float" office:value="900">
            <text:p>900</text:p>
          </table:table-cell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  <table:table-cell office:value-type="float" office:value="168249">
            <text:p>168249</text:p>
          </table:table-cell>
          <table:table-cell office:value-type="float" office:value="167556">
            <text:p>167556</text:p>
          </table:table-cell>
          <table:table-cell office:value-type="float" office:value="165619">
            <text:p>165619</text:p>
          </table:table-cell>
          <table:table-cell table:formula="of:=[.D11]/1000" office:value-type="float" office:value="168.249">
            <text:p>168,249</text:p>
          </table:table-cell>
          <table:table-cell table:formula="of:=[.E11]/1000" office:value-type="float" office:value="167.556">
            <text:p>167,556</text:p>
          </table:table-cell>
          <table:table-cell table:formula="of:=[.F11]/1000" office:value-type="float" office:value="165.619">
            <text:p>165,619</text:p>
          </table:table-cell>
          <table:table-cell table:formula="of:=[.E11]/(LOG([.B11])*[.B11])" office:value-type="float" office:value="62.9387563370923">
            <text:p>62,9387563371</text:p>
          </table:table-cell>
        </table:table-row>
        <table:table-row table:style-name="ro2">
          <table:table-cell table:formula="of:=[.B12]-1"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80078">
            <text:p>180078</text:p>
          </table:table-cell>
          <table:table-cell office:value-type="float" office:value="180370">
            <text:p>180370</text:p>
          </table:table-cell>
          <table:table-cell office:value-type="float" office:value="125407">
            <text:p>125407</text:p>
          </table:table-cell>
          <table:table-cell table:formula="of:=[.D12]/1000" office:value-type="float" office:value="180.078">
            <text:p>180,078</text:p>
          </table:table-cell>
          <table:table-cell table:formula="of:=[.E12]/1000" office:value-type="float" office:value="180.37">
            <text:p>180,37</text:p>
          </table:table-cell>
          <table:table-cell table:formula="of:=[.F12]/1000" office:value-type="float" office:value="125.407">
            <text:p>125,407</text:p>
          </table:table-cell>
          <table:table-cell table:formula="of:=[.E12]/(LOG([.B12])*[.B12])" office:value-type="float" office:value="60.0545806162783">
            <text:p>60,0545806163</text:p>
          </table:table-cell>
        </table:table-row>
        <table:table-row table:style-name="ro2">
          <table:table-cell table:formula="of:=[.B13]-1"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202967">
            <text:p>202967</text:p>
          </table:table-cell>
          <table:table-cell office:value-type="float" office:value="216745">
            <text:p>216745</text:p>
          </table:table-cell>
          <table:table-cell office:value-type="float" office:value="170016">
            <text:p>170016</text:p>
          </table:table-cell>
          <table:table-cell table:formula="of:=[.D13]/1000" office:value-type="float" office:value="202.967">
            <text:p>202,967</text:p>
          </table:table-cell>
          <table:table-cell table:formula="of:=[.E13]/1000" office:value-type="float" office:value="216.745">
            <text:p>216,745</text:p>
          </table:table-cell>
          <table:table-cell table:formula="of:=[.F13]/1000" office:value-type="float" office:value="170.016">
            <text:p>170,016</text:p>
          </table:table-cell>
          <table:table-cell table:formula="of:=[.E13]/(LOG([.B13])*[.B13])" office:value-type="float" office:value="64.7191677273821">
            <text:p>64,7191677274</text:p>
          </table:table-cell>
        </table:table-row>
        <table:table-row table:style-name="ro2">
          <table:table-cell table:formula="of:=[.B14]-1" office:value-type="float" office:value="1200">
            <text:p>1200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219165">
            <text:p>219165</text:p>
          </table:table-cell>
          <table:table-cell office:value-type="float" office:value="237409">
            <text:p>237409</text:p>
          </table:table-cell>
          <table:table-cell office:value-type="float" office:value="184965">
            <text:p>184965</text:p>
          </table:table-cell>
          <table:table-cell table:formula="of:=[.D14]/1000" office:value-type="float" office:value="219.165">
            <text:p>219,165</text:p>
          </table:table-cell>
          <table:table-cell table:formula="of:=[.E14]/1000" office:value-type="float" office:value="237.409">
            <text:p>237,409</text:p>
          </table:table-cell>
          <table:table-cell table:formula="of:=[.F14]/1000" office:value-type="float" office:value="184.965">
            <text:p>184,965</text:p>
          </table:table-cell>
          <table:table-cell table:formula="of:=[.E14]/(LOG([.B14])*[.B14])" office:value-type="float" office:value="64.1900771549872">
            <text:p>64,190077155</text:p>
          </table:table-cell>
        </table:table-row>
        <table:table-row table:style-name="ro2">
          <table:table-cell table:formula="of:=[.B15]-1" office:value-type="float" office:value="1300">
            <text:p>1300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243906">
            <text:p>243906</text:p>
          </table:table-cell>
          <table:table-cell office:value-type="float" office:value="258206">
            <text:p>258206</text:p>
          </table:table-cell>
          <table:table-cell office:value-type="float" office:value="202978">
            <text:p>202978</text:p>
          </table:table-cell>
          <table:table-cell table:formula="of:=[.D15]/1000" office:value-type="float" office:value="243.906">
            <text:p>243,906</text:p>
          </table:table-cell>
          <table:table-cell table:formula="of:=[.E15]/1000" office:value-type="float" office:value="258.206">
            <text:p>258,206</text:p>
          </table:table-cell>
          <table:table-cell table:formula="of:=[.F15]/1000" office:value-type="float" office:value="202.978">
            <text:p>202,978</text:p>
          </table:table-cell>
          <table:table-cell table:formula="of:=[.E15]/(LOG([.B15])*[.B15])" office:value-type="float" office:value="63.7282149023887">
            <text:p>63,7282149024</text:p>
          </table:table-cell>
        </table:table-row>
        <table:table-row table:style-name="ro2">
          <table:table-cell table:formula="of:=[.B16]-1" office:value-type="float" office:value="1400">
            <text:p>1400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261492">
            <text:p>261492</text:p>
          </table:table-cell>
          <table:table-cell office:value-type="float" office:value="265833">
            <text:p>265833</text:p>
          </table:table-cell>
          <table:table-cell office:value-type="float" office:value="225854">
            <text:p>225854</text:p>
          </table:table-cell>
          <table:table-cell table:formula="of:=[.D16]/1000" office:value-type="float" office:value="261.492">
            <text:p>261,492</text:p>
          </table:table-cell>
          <table:table-cell table:formula="of:=[.E16]/1000" office:value-type="float" office:value="265.833">
            <text:p>265,833</text:p>
          </table:table-cell>
          <table:table-cell table:formula="of:=[.F16]/1000" office:value-type="float" office:value="225.854">
            <text:p>225,854</text:p>
          </table:table-cell>
          <table:table-cell table:formula="of:=[.E16]/(LOG([.B16])*[.B16])" office:value-type="float" office:value="60.304755362881">
            <text:p>60,3047553629</text:p>
          </table:table-cell>
        </table:table-row>
        <table:table-row table:style-name="ro2">
          <table:table-cell table:formula="of:=[.B17]-1" office:value-type="float" office:value="1500">
            <text:p>1500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287606">
            <text:p>287606</text:p>
          </table:table-cell>
          <table:table-cell office:value-type="float" office:value="287538">
            <text:p>287538</text:p>
          </table:table-cell>
          <table:table-cell office:value-type="float" office:value="199975">
            <text:p>199975</text:p>
          </table:table-cell>
          <table:table-cell table:formula="of:=[.D17]/1000" office:value-type="float" office:value="287.606">
            <text:p>287,606</text:p>
          </table:table-cell>
          <table:table-cell table:formula="of:=[.E17]/1000" office:value-type="float" office:value="287.538">
            <text:p>287,538</text:p>
          </table:table-cell>
          <table:table-cell table:formula="of:=[.F17]/1000" office:value-type="float" office:value="199.975">
            <text:p>199,975</text:p>
          </table:table-cell>
          <table:table-cell table:formula="of:=[.E17]/(LOG([.B17])*[.B17])" office:value-type="float" office:value="60.3089834102123">
            <text:p>60,3089834102</text:p>
          </table:table-cell>
        </table:table-row>
        <table:table-row table:style-name="ro2">
          <table:table-cell table:formula="of:=[.B18]-1" office:value-type="float" office:value="1600">
            <text:p>1600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306714">
            <text:p>306714</text:p>
          </table:table-cell>
          <table:table-cell office:value-type="float" office:value="310000">
            <text:p>310000</text:p>
          </table:table-cell>
          <table:table-cell office:value-type="float" office:value="250831">
            <text:p>250831</text:p>
          </table:table-cell>
          <table:table-cell table:formula="of:=[.D18]/1000" office:value-type="float" office:value="306.714">
            <text:p>306,714</text:p>
          </table:table-cell>
          <table:table-cell table:formula="of:=[.E18]/1000" office:value-type="float" office:value="310">
            <text:p>310</text:p>
          </table:table-cell>
          <table:table-cell table:formula="of:=[.F18]/1000" office:value-type="float" office:value="250.831">
            <text:p>250,831</text:p>
          </table:table-cell>
          <table:table-cell table:formula="of:=[.E18]/(LOG([.B18])*[.B18])" office:value-type="float" office:value="60.4261345852366">
            <text:p>60,4261345852</text:p>
          </table:table-cell>
        </table:table-row>
        <table:table-row table:style-name="ro2">
          <table:table-cell table:formula="of:=[.B19]-1" office:value-type="float" office:value="1700">
            <text:p>1700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325179">
            <text:p>325179</text:p>
          </table:table-cell>
          <table:table-cell office:value-type="float" office:value="330743">
            <text:p>330743</text:p>
          </table:table-cell>
          <table:table-cell office:value-type="float" office:value="240162">
            <text:p>240162</text:p>
          </table:table-cell>
          <table:table-cell table:formula="of:=[.D19]/1000" office:value-type="float" office:value="325.179">
            <text:p>325,179</text:p>
          </table:table-cell>
          <table:table-cell table:formula="of:=[.E19]/1000" office:value-type="float" office:value="330.743">
            <text:p>330,743</text:p>
          </table:table-cell>
          <table:table-cell table:formula="of:=[.F19]/1000" office:value-type="float" office:value="240.162">
            <text:p>240,162</text:p>
          </table:table-cell>
          <table:table-cell table:formula="of:=[.E19]/(LOG([.B19])*[.B19])" office:value-type="float" office:value="60.1851207486965">
            <text:p>60,1851207487</text:p>
          </table:table-cell>
        </table:table-row>
        <table:table-row table:style-name="ro2">
          <table:table-cell table:formula="of:=[.B20]-1" office:value-type="float" office:value="1800">
            <text:p>1800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349802">
            <text:p>349802</text:p>
          </table:table-cell>
          <table:table-cell office:value-type="float" office:value="353320">
            <text:p>353320</text:p>
          </table:table-cell>
          <table:table-cell office:value-type="float" office:value="245587">
            <text:p>245587</text:p>
          </table:table-cell>
          <table:table-cell table:formula="of:=[.D20]/1000" office:value-type="float" office:value="349.802">
            <text:p>349,802</text:p>
          </table:table-cell>
          <table:table-cell table:formula="of:=[.E20]/1000" office:value-type="float" office:value="353.32">
            <text:p>353,32</text:p>
          </table:table-cell>
          <table:table-cell table:formula="of:=[.F20]/1000" office:value-type="float" office:value="245.587">
            <text:p>245,587</text:p>
          </table:table-cell>
          <table:table-cell table:formula="of:=[.E20]/(LOG([.B20])*[.B20])" office:value-type="float" office:value="60.2608120749144">
            <text:p>60,2608120749</text:p>
          </table:table-cell>
        </table:table-row>
        <table:table-row table:style-name="ro2">
          <table:table-cell table:formula="of:=[.B21]-1"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368868">
            <text:p>368868</text:p>
          </table:table-cell>
          <table:table-cell office:value-type="float" office:value="374351">
            <text:p>374351</text:p>
          </table:table-cell>
          <table:table-cell office:value-type="float" office:value="262542">
            <text:p>262542</text:p>
          </table:table-cell>
          <table:table-cell table:formula="of:=[.D21]/1000" office:value-type="float" office:value="368.868">
            <text:p>368,868</text:p>
          </table:table-cell>
          <table:table-cell table:formula="of:=[.E21]/1000" office:value-type="float" office:value="374.351">
            <text:p>374,351</text:p>
          </table:table-cell>
          <table:table-cell table:formula="of:=[.F21]/1000" office:value-type="float" office:value="262.542">
            <text:p>262,542</text:p>
          </table:table-cell>
          <table:table-cell table:formula="of:=[.E21]/(LOG([.B21])*[.B21])" office:value-type="float" office:value="60.0561977156878">
            <text:p>60,0561977157</text:p>
          </table:table-cell>
        </table:table-row>
        <table:table-row table:style-name="ro2">
          <table:table-cell table:formula="of:=[.B22]-1"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float" office:value="390086">
            <text:p>390086</text:p>
          </table:table-cell>
          <table:table-cell office:value-type="float" office:value="397295">
            <text:p>397295</text:p>
          </table:table-cell>
          <table:table-cell office:value-type="float" office:value="272049">
            <text:p>272049</text:p>
          </table:table-cell>
          <table:table-cell table:formula="of:=[.D22]/1000" office:value-type="float" office:value="390.086">
            <text:p>390,086</text:p>
          </table:table-cell>
          <table:table-cell table:formula="of:=[.E22]/1000" office:value-type="float" office:value="397.295">
            <text:p>397,295</text:p>
          </table:table-cell>
          <table:table-cell table:formula="of:=[.F22]/1000" office:value-type="float" office:value="272.049">
            <text:p>272,049</text:p>
          </table:table-cell>
          <table:table-cell table:formula="of:=[.E22]/(LOG([.B22])*[.B22])" office:value-type="float" office:value="60.143400525975">
            <text:p>60,143400526</text:p>
          </table:table-cell>
        </table:table-row>
        <table:table-row table:style-name="ro2">
          <table:table-cell table:formula="of:=[.B23]-1" office:value-type="float" office:value="2100">
            <text:p>2100</text:p>
          </table:table-cell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  <table:table-cell office:value-type="float" office:value="469893">
            <text:p>469893</text:p>
          </table:table-cell>
          <table:table-cell office:value-type="float" office:value="431687">
            <text:p>431687</text:p>
          </table:table-cell>
          <table:table-cell office:value-type="float" office:value="338615">
            <text:p>338615</text:p>
          </table:table-cell>
          <table:table-cell table:formula="of:=[.D23]/1000" office:value-type="float" office:value="469.893">
            <text:p>469,893</text:p>
          </table:table-cell>
          <table:table-cell table:formula="of:=[.E23]/1000" office:value-type="float" office:value="431.687">
            <text:p>431,687</text:p>
          </table:table-cell>
          <table:table-cell table:formula="of:=[.F23]/1000" office:value-type="float" office:value="338.615">
            <text:p>338,615</text:p>
          </table:table-cell>
          <table:table-cell table:formula="of:=[.E23]/(LOG([.B23])*[.B23])" office:value-type="float" office:value="61.8425792589356">
            <text:p>61,8425792589</text:p>
          </table:table-cell>
        </table:table-row>
        <table:table-row table:style-name="ro2">
          <table:table-cell table:formula="of:=[.B24]-1" office:value-type="float" office:value="2200">
            <text:p>2200</text:p>
          </table:table-cell>
          <table:table-cell office:value-type="float" office:value="2201">
            <text:p>2201</text:p>
          </table:table-cell>
          <table:table-cell office:value-type="float" office:value="0">
            <text:p>0</text:p>
          </table:table-cell>
          <table:table-cell office:value-type="float" office:value="460304">
            <text:p>460304</text:p>
          </table:table-cell>
          <table:table-cell office:value-type="float" office:value="542460">
            <text:p>542460</text:p>
          </table:table-cell>
          <table:table-cell office:value-type="float" office:value="365537">
            <text:p>365537</text:p>
          </table:table-cell>
          <table:table-cell table:formula="of:=[.D24]/1000" office:value-type="float" office:value="460.304">
            <text:p>460,304</text:p>
          </table:table-cell>
          <table:table-cell table:formula="of:=[.E24]/1000" office:value-type="float" office:value="542.46">
            <text:p>542,46</text:p>
          </table:table-cell>
          <table:table-cell table:formula="of:=[.F24]/1000" office:value-type="float" office:value="365.537">
            <text:p>365,537</text:p>
          </table:table-cell>
          <table:table-cell table:formula="of:=[.E24]/(LOG([.B24])*[.B24])" office:value-type="float" office:value="73.7327894120138">
            <text:p>73,732789412</text:p>
          </table:table-cell>
        </table:table-row>
        <table:table-row table:style-name="ro2">
          <table:table-cell table:formula="of:=[.B25]-1" office:value-type="float" office:value="2300">
            <text:p>2300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467823">
            <text:p>467823</text:p>
          </table:table-cell>
          <table:table-cell office:value-type="float" office:value="469656">
            <text:p>469656</text:p>
          </table:table-cell>
          <table:table-cell office:value-type="float" office:value="324702">
            <text:p>324702</text:p>
          </table:table-cell>
          <table:table-cell table:formula="of:=[.D25]/1000" office:value-type="float" office:value="467.823">
            <text:p>467,823</text:p>
          </table:table-cell>
          <table:table-cell table:formula="of:=[.E25]/1000" office:value-type="float" office:value="469.656">
            <text:p>469,656</text:p>
          </table:table-cell>
          <table:table-cell table:formula="of:=[.F25]/1000" office:value-type="float" office:value="324.702">
            <text:p>324,702</text:p>
          </table:table-cell>
          <table:table-cell table:formula="of:=[.E25]/(LOG([.B25])*[.B25])" office:value-type="float" office:value="60.7122486225945">
            <text:p>60,7122486226</text:p>
          </table:table-cell>
        </table:table-row>
        <table:table-row table:style-name="ro2">
          <table:table-cell table:formula="of:=[.B26]-1" office:value-type="float" office:value="2400">
            <text:p>2400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490448">
            <text:p>490448</text:p>
          </table:table-cell>
          <table:table-cell office:value-type="float" office:value="547754">
            <text:p>547754</text:p>
          </table:table-cell>
          <table:table-cell office:value-type="float" office:value="416259">
            <text:p>416259</text:p>
          </table:table-cell>
          <table:table-cell table:formula="of:=[.D26]/1000" office:value-type="float" office:value="490.448">
            <text:p>490,448</text:p>
          </table:table-cell>
          <table:table-cell table:formula="of:=[.E26]/1000" office:value-type="float" office:value="547.754">
            <text:p>547,754</text:p>
          </table:table-cell>
          <table:table-cell table:formula="of:=[.F26]/1000" office:value-type="float" office:value="416.259">
            <text:p>416,259</text:p>
          </table:table-cell>
          <table:table-cell table:formula="of:=[.E26]/(LOG([.B26])*[.B26])" office:value-type="float" office:value="67.4879617386862">
            <text:p>67,4879617387</text:p>
          </table:table-cell>
        </table:table-row>
        <table:table-row table:style-name="ro2">
          <table:table-cell table:formula="of:=[.B27]-1" office:value-type="float" office:value="2500">
            <text:p>2500</text:p>
          </table:table-cell>
          <table:table-cell office:value-type="float" office:value="2501">
            <text:p>2501</text:p>
          </table:table-cell>
          <table:table-cell office:value-type="float" office:value="0">
            <text:p>0</text:p>
          </table:table-cell>
          <table:table-cell office:value-type="float" office:value="510669">
            <text:p>510669</text:p>
          </table:table-cell>
          <table:table-cell office:value-type="float" office:value="512103">
            <text:p>512103</text:p>
          </table:table-cell>
          <table:table-cell office:value-type="float" office:value="354150">
            <text:p>354150</text:p>
          </table:table-cell>
          <table:table-cell table:formula="of:=[.D27]/1000" office:value-type="float" office:value="510.669">
            <text:p>510,669</text:p>
          </table:table-cell>
          <table:table-cell table:formula="of:=[.E27]/1000" office:value-type="float" office:value="512.103">
            <text:p>512,103</text:p>
          </table:table-cell>
          <table:table-cell table:formula="of:=[.F27]/1000" office:value-type="float" office:value="354.15">
            <text:p>354,15</text:p>
          </table:table-cell>
          <table:table-cell table:formula="of:=[.E27]/(LOG([.B27])*[.B27])" office:value-type="float" office:value="60.2567526742205">
            <text:p>60,2567526742</text:p>
          </table:table-cell>
        </table:table-row>
        <table:table-row table:style-name="ro2">
          <table:table-cell table:formula="of:=[.B28]-1" office:value-type="float" office:value="2600">
            <text:p>2600</text:p>
          </table:table-cell>
          <table:table-cell office:value-type="float" office:value="2601">
            <text:p>2601</text:p>
          </table:table-cell>
          <table:table-cell office:value-type="float" office:value="0">
            <text:p>0</text:p>
          </table:table-cell>
          <table:table-cell office:value-type="float" office:value="681627">
            <text:p>681627</text:p>
          </table:table-cell>
          <table:table-cell office:value-type="float" office:value="558195">
            <text:p>558195</text:p>
          </table:table-cell>
          <table:table-cell office:value-type="float" office:value="467763">
            <text:p>467763</text:p>
          </table:table-cell>
          <table:table-cell table:formula="of:=[.D28]/1000" office:value-type="float" office:value="681.627">
            <text:p>681,627</text:p>
          </table:table-cell>
          <table:table-cell table:formula="of:=[.E28]/1000" office:value-type="float" office:value="558.195">
            <text:p>558,195</text:p>
          </table:table-cell>
          <table:table-cell table:formula="of:=[.F28]/1000" office:value-type="float" office:value="467.763">
            <text:p>467,763</text:p>
          </table:table-cell>
          <table:table-cell table:formula="of:=[.E28]/(LOG([.B28])*[.B28])" office:value-type="float" office:value="62.8401239788772">
            <text:p>62,8401239789</text:p>
          </table:table-cell>
        </table:table-row>
        <table:table-row table:style-name="ro2">
          <table:table-cell table:formula="of:=[.B29]-1" office:value-type="float" office:value="2700">
            <text:p>2700</text:p>
          </table:table-cell>
          <table:table-cell office:value-type="float" office:value="2701">
            <text:p>2701</text:p>
          </table:table-cell>
          <table:table-cell office:value-type="float" office:value="0">
            <text:p>0</text:p>
          </table:table-cell>
          <table:table-cell office:value-type="float" office:value="696698">
            <text:p>696698</text:p>
          </table:table-cell>
          <table:table-cell office:value-type="float" office:value="553811">
            <text:p>553811</text:p>
          </table:table-cell>
          <table:table-cell office:value-type="float" office:value="431569">
            <text:p>431569</text:p>
          </table:table-cell>
          <table:table-cell table:formula="of:=[.D29]/1000" office:value-type="float" office:value="696.698">
            <text:p>696,698</text:p>
          </table:table-cell>
          <table:table-cell table:formula="of:=[.E29]/1000" office:value-type="float" office:value="553.811">
            <text:p>553,811</text:p>
          </table:table-cell>
          <table:table-cell table:formula="of:=[.F29]/1000" office:value-type="float" office:value="431.569">
            <text:p>431,569</text:p>
          </table:table-cell>
          <table:table-cell table:formula="of:=[.E29]/(LOG([.B29])*[.B29])" office:value-type="float" office:value="59.751646737139">
            <text:p>59,7516467371</text:p>
          </table:table-cell>
        </table:table-row>
        <table:table-row table:style-name="ro2">
          <table:table-cell table:formula="of:=[.B30]-1" office:value-type="float" office:value="2800">
            <text:p>2800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675406">
            <text:p>675406</text:p>
          </table:table-cell>
          <table:table-cell office:value-type="float" office:value="623164">
            <text:p>623164</text:p>
          </table:table-cell>
          <table:table-cell office:value-type="float" office:value="467441">
            <text:p>467441</text:p>
          </table:table-cell>
          <table:table-cell table:formula="of:=[.D30]/1000" office:value-type="float" office:value="675.406">
            <text:p>675,406</text:p>
          </table:table-cell>
          <table:table-cell table:formula="of:=[.E30]/1000" office:value-type="float" office:value="623.164">
            <text:p>623,164</text:p>
          </table:table-cell>
          <table:table-cell table:formula="of:=[.F30]/1000" office:value-type="float" office:value="467.441">
            <text:p>467,441</text:p>
          </table:table-cell>
          <table:table-cell table:formula="of:=[.E30]/(LOG([.B30])*[.B30])" office:value-type="float" office:value="64.5369618537062">
            <text:p>64,5369618537</text:p>
          </table:table-cell>
        </table:table-row>
        <table:table-row table:style-name="ro2">
          <table:table-cell table:formula="of:=[.B31]-1" office:value-type="float" office:value="2900">
            <text:p>2900</text:p>
          </table:table-cell>
          <table:table-cell office:value-type="float" office:value="2901">
            <text:p>2901</text:p>
          </table:table-cell>
          <table:table-cell office:value-type="float" office:value="0">
            <text:p>0</text:p>
          </table:table-cell>
          <table:table-cell office:value-type="float" office:value="594106">
            <text:p>594106</text:p>
          </table:table-cell>
          <table:table-cell office:value-type="float" office:value="601507">
            <text:p>601507</text:p>
          </table:table-cell>
          <table:table-cell office:value-type="float" office:value="453380">
            <text:p>453380</text:p>
          </table:table-cell>
          <table:table-cell table:formula="of:=[.D31]/1000" office:value-type="float" office:value="594.106">
            <text:p>594,106</text:p>
          </table:table-cell>
          <table:table-cell table:formula="of:=[.E31]/1000" office:value-type="float" office:value="601.507">
            <text:p>601,507</text:p>
          </table:table-cell>
          <table:table-cell table:formula="of:=[.F31]/1000" office:value-type="float" office:value="453.38">
            <text:p>453,38</text:p>
          </table:table-cell>
          <table:table-cell table:formula="of:=[.E31]/(LOG([.B31])*[.B31])" office:value-type="float" office:value="59.8821229224845">
            <text:p>59,8821229225</text:p>
          </table:table-cell>
        </table:table-row>
        <table:table-row table:style-name="ro2">
          <table:table-cell table:formula="of:=[.B32]-1" office:value-type="float" office:value="3000">
            <text:p>3000</text:p>
          </table:table-cell>
          <table:table-cell office:value-type="float" office:value="3001">
            <text:p>3001</text:p>
          </table:table-cell>
          <table:table-cell office:value-type="float" office:value="0">
            <text:p>0</text:p>
          </table:table-cell>
          <table:table-cell office:value-type="float" office:value="660511">
            <text:p>660511</text:p>
          </table:table-cell>
          <table:table-cell office:value-type="float" office:value="696904">
            <text:p>696904</text:p>
          </table:table-cell>
          <table:table-cell office:value-type="float" office:value="436912">
            <text:p>436912</text:p>
          </table:table-cell>
          <table:table-cell table:formula="of:=[.D32]/1000" office:value-type="float" office:value="660.511">
            <text:p>660,511</text:p>
          </table:table-cell>
          <table:table-cell table:formula="of:=[.E32]/1000" office:value-type="float" office:value="696.904">
            <text:p>696,904</text:p>
          </table:table-cell>
          <table:table-cell table:formula="of:=[.F32]/1000" office:value-type="float" office:value="436.912">
            <text:p>436,912</text:p>
          </table:table-cell>
          <table:table-cell table:formula="of:=[.E32]/(LOG([.B32])*[.B32])" office:value-type="float" office:value="66.7834803733043">
            <text:p>66,7834803733</text:p>
          </table:table-cell>
        </table:table-row>
        <table:table-row table:style-name="ro2">
          <table:table-cell table:formula="of:=[.B33]-1" office:value-type="float" office:value="3100">
            <text:p>3100</text:p>
          </table:table-cell>
          <table:table-cell office:value-type="float" office:value="3101">
            <text:p>3101</text:p>
          </table:table-cell>
          <table:table-cell office:value-type="float" office:value="0">
            <text:p>0</text:p>
          </table:table-cell>
          <table:table-cell office:value-type="float" office:value="650088">
            <text:p>650088</text:p>
          </table:table-cell>
          <table:table-cell office:value-type="float" office:value="653086">
            <text:p>653086</text:p>
          </table:table-cell>
          <table:table-cell office:value-type="float" office:value="515968">
            <text:p>515968</text:p>
          </table:table-cell>
          <table:table-cell table:formula="of:=[.D33]/1000" office:value-type="float" office:value="650.088">
            <text:p>650,088</text:p>
          </table:table-cell>
          <table:table-cell table:formula="of:=[.E33]/1000" office:value-type="float" office:value="653.086">
            <text:p>653,086</text:p>
          </table:table-cell>
          <table:table-cell table:formula="of:=[.F33]/1000" office:value-type="float" office:value="515.968">
            <text:p>515,968</text:p>
          </table:table-cell>
          <table:table-cell table:formula="of:=[.E33]/(LOG([.B33])*[.B33])" office:value-type="float" office:value="60.3193067740924">
            <text:p>60,3193067741</text:p>
          </table:table-cell>
        </table:table-row>
        <table:table-row table:style-name="ro2">
          <table:table-cell table:formula="of:=[.B34]-1" office:value-type="float" office:value="3200">
            <text:p>3200</text:p>
          </table:table-cell>
          <table:table-cell office:value-type="float" office:value="3201">
            <text:p>3201</text:p>
          </table:table-cell>
          <table:table-cell office:value-type="float" office:value="0">
            <text:p>0</text:p>
          </table:table-cell>
          <table:table-cell office:value-type="float" office:value="739841">
            <text:p>739841</text:p>
          </table:table-cell>
          <table:table-cell office:value-type="float" office:value="700917">
            <text:p>700917</text:p>
          </table:table-cell>
          <table:table-cell office:value-type="float" office:value="482519">
            <text:p>482519</text:p>
          </table:table-cell>
          <table:table-cell table:formula="of:=[.D34]/1000" office:value-type="float" office:value="739.841">
            <text:p>739,841</text:p>
          </table:table-cell>
          <table:table-cell table:formula="of:=[.E34]/1000" office:value-type="float" office:value="700.917">
            <text:p>700,917</text:p>
          </table:table-cell>
          <table:table-cell table:formula="of:=[.F34]/1000" office:value-type="float" office:value="482.519">
            <text:p>482,519</text:p>
          </table:table-cell>
          <table:table-cell table:formula="of:=[.E34]/(LOG([.B34])*[.B34])" office:value-type="float" office:value="62.467985583312">
            <text:p>62,4679855833</text:p>
          </table:table-cell>
        </table:table-row>
        <table:table-row table:style-name="ro2">
          <table:table-cell table:formula="of:=[.B35]-1" office:value-type="float" office:value="3300">
            <text:p>3300</text:p>
          </table:table-cell>
          <table:table-cell office:value-type="float" office:value="3301">
            <text:p>3301</text:p>
          </table:table-cell>
          <table:table-cell office:value-type="float" office:value="0">
            <text:p>0</text:p>
          </table:table-cell>
          <table:table-cell office:value-type="float" office:value="759798">
            <text:p>759798</text:p>
          </table:table-cell>
          <table:table-cell office:value-type="float" office:value="723158">
            <text:p>723158</text:p>
          </table:table-cell>
          <table:table-cell office:value-type="float" office:value="502317">
            <text:p>502317</text:p>
          </table:table-cell>
          <table:table-cell table:formula="of:=[.D35]/1000" office:value-type="float" office:value="759.798">
            <text:p>759,798</text:p>
          </table:table-cell>
          <table:table-cell table:formula="of:=[.E35]/1000" office:value-type="float" office:value="723.158">
            <text:p>723,158</text:p>
          </table:table-cell>
          <table:table-cell table:formula="of:=[.F35]/1000" office:value-type="float" office:value="502.317">
            <text:p>502,317</text:p>
          </table:table-cell>
          <table:table-cell table:formula="of:=[.E35]/(LOG([.B35])*[.B35])" office:value-type="float" office:value="62.2604353827394">
            <text:p>62,2604353827</text:p>
          </table:table-cell>
        </table:table-row>
        <table:table-row table:style-name="ro2">
          <table:table-cell table:formula="of:=[.B36]-1" office:value-type="float" office:value="3400">
            <text:p>3400</text:p>
          </table:table-cell>
          <table:table-cell office:value-type="float" office:value="3401">
            <text:p>3401</text:p>
          </table:table-cell>
          <table:table-cell office:value-type="float" office:value="0">
            <text:p>0</text:p>
          </table:table-cell>
          <table:table-cell office:value-type="float" office:value="781083">
            <text:p>781083</text:p>
          </table:table-cell>
          <table:table-cell office:value-type="float" office:value="720451">
            <text:p>720451</text:p>
          </table:table-cell>
          <table:table-cell office:value-type="float" office:value="508886">
            <text:p>508886</text:p>
          </table:table-cell>
          <table:table-cell table:formula="of:=[.D36]/1000" office:value-type="float" office:value="781.083">
            <text:p>781,083</text:p>
          </table:table-cell>
          <table:table-cell table:formula="of:=[.E36]/1000" office:value-type="float" office:value="720.451">
            <text:p>720,451</text:p>
          </table:table-cell>
          <table:table-cell table:formula="of:=[.F36]/1000" office:value-type="float" office:value="508.886">
            <text:p>508,886</text:p>
          </table:table-cell>
          <table:table-cell table:formula="of:=[.E36]/(LOG([.B36])*[.B36])" office:value-type="float" office:value="59.9826284727563">
            <text:p>59,9826284728</text:p>
          </table:table-cell>
        </table:table-row>
        <table:table-row table:style-name="ro2">
          <table:table-cell table:formula="of:=[.B37]-1" office:value-type="float" office:value="3500">
            <text:p>3500</text:p>
          </table:table-cell>
          <table:table-cell office:value-type="float" office:value="3501">
            <text:p>3501</text:p>
          </table:table-cell>
          <table:table-cell office:value-type="float" office:value="0">
            <text:p>0</text:p>
          </table:table-cell>
          <table:table-cell office:value-type="float" office:value="900758">
            <text:p>900758</text:p>
          </table:table-cell>
          <table:table-cell office:value-type="float" office:value="807474">
            <text:p>807474</text:p>
          </table:table-cell>
          <table:table-cell office:value-type="float" office:value="523848">
            <text:p>523848</text:p>
          </table:table-cell>
          <table:table-cell table:formula="of:=[.D37]/1000" office:value-type="float" office:value="900.758">
            <text:p>900,758</text:p>
          </table:table-cell>
          <table:table-cell table:formula="of:=[.E37]/1000" office:value-type="float" office:value="807.474">
            <text:p>807,474</text:p>
          </table:table-cell>
          <table:table-cell table:formula="of:=[.F37]/1000" office:value-type="float" office:value="523.848">
            <text:p>523,848</text:p>
          </table:table-cell>
          <table:table-cell table:formula="of:=[.E37]/(LOG([.B37])*[.B37])" office:value-type="float" office:value="65.0757499925724">
            <text:p>65,0757499926</text:p>
          </table:table-cell>
        </table:table-row>
        <table:table-row table:style-name="ro2">
          <table:table-cell table:formula="of:=[.B38]-1" office:value-type="float" office:value="3600">
            <text:p>3600</text:p>
          </table:table-cell>
          <table:table-cell office:value-type="float" office:value="3601">
            <text:p>3601</text:p>
          </table:table-cell>
          <table:table-cell office:value-type="float" office:value="0">
            <text:p>0</text:p>
          </table:table-cell>
          <table:table-cell office:value-type="float" office:value="796352">
            <text:p>796352</text:p>
          </table:table-cell>
          <table:table-cell office:value-type="float" office:value="813226">
            <text:p>813226</text:p>
          </table:table-cell>
          <table:table-cell office:value-type="float" office:value="523182">
            <text:p>523182</text:p>
          </table:table-cell>
          <table:table-cell table:formula="of:=[.D38]/1000" office:value-type="float" office:value="796.352">
            <text:p>796,352</text:p>
          </table:table-cell>
          <table:table-cell table:formula="of:=[.E38]/1000" office:value-type="float" office:value="813.226">
            <text:p>813,226</text:p>
          </table:table-cell>
          <table:table-cell table:formula="of:=[.F38]/1000" office:value-type="float" office:value="523.182">
            <text:p>523,182</text:p>
          </table:table-cell>
          <table:table-cell table:formula="of:=[.E38]/(LOG([.B38])*[.B38])" office:value-type="float" office:value="63.5001437988898">
            <text:p>63,5001437989</text:p>
          </table:table-cell>
        </table:table-row>
        <table:table-row table:style-name="ro2">
          <table:table-cell table:formula="of:=[.B39]-1" office:value-type="float" office:value="3700">
            <text:p>3700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932994">
            <text:p>932994</text:p>
          </table:table-cell>
          <table:table-cell office:value-type="float" office:value="831347">
            <text:p>831347</text:p>
          </table:table-cell>
          <table:table-cell office:value-type="float" office:value="535297">
            <text:p>535297</text:p>
          </table:table-cell>
          <table:table-cell table:formula="of:=[.D39]/1000" office:value-type="float" office:value="932.994">
            <text:p>932,994</text:p>
          </table:table-cell>
          <table:table-cell table:formula="of:=[.E39]/1000" office:value-type="float" office:value="831.347">
            <text:p>831,347</text:p>
          </table:table-cell>
          <table:table-cell table:formula="of:=[.F39]/1000" office:value-type="float" office:value="535.297">
            <text:p>535,297</text:p>
          </table:table-cell>
          <table:table-cell table:formula="of:=[.E39]/(LOG([.B39])*[.B39])" office:value-type="float" office:value="62.9505553850426">
            <text:p>62,950555385</text:p>
          </table:table-cell>
        </table:table-row>
        <table:table-row table:style-name="ro2">
          <table:table-cell table:formula="of:=[.B40]-1" office:value-type="float" office:value="3800">
            <text:p>3800</text:p>
          </table:table-cell>
          <table:table-cell office:value-type="float" office:value="3801">
            <text:p>3801</text:p>
          </table:table-cell>
          <table:table-cell office:value-type="float" office:value="0">
            <text:p>0</text:p>
          </table:table-cell>
          <table:table-cell office:value-type="float" office:value="902909">
            <text:p>902909</text:p>
          </table:table-cell>
          <table:table-cell office:value-type="float" office:value="973918">
            <text:p>973918</text:p>
          </table:table-cell>
          <table:table-cell office:value-type="float" office:value="549546">
            <text:p>549546</text:p>
          </table:table-cell>
          <table:table-cell table:formula="of:=[.D40]/1000" office:value-type="float" office:value="902.909">
            <text:p>902,909</text:p>
          </table:table-cell>
          <table:table-cell table:formula="of:=[.E40]/1000" office:value-type="float" office:value="973.918">
            <text:p>973,918</text:p>
          </table:table-cell>
          <table:table-cell table:formula="of:=[.F40]/1000" office:value-type="float" office:value="549.546">
            <text:p>549,546</text:p>
          </table:table-cell>
          <table:table-cell table:formula="of:=[.E40]/(LOG([.B40])*[.B40])" office:value-type="float" office:value="71.5737687941597">
            <text:p>71,5737687942</text:p>
          </table:table-cell>
        </table:table-row>
        <table:table-row table:style-name="ro2">
          <table:table-cell table:formula="of:=[.B41]-1" office:value-type="float" office:value="3900">
            <text:p>3900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941143">
            <text:p>941143</text:p>
          </table:table-cell>
          <table:table-cell office:value-type="float" office:value="999556">
            <text:p>999556</text:p>
          </table:table-cell>
          <table:table-cell office:value-type="float" office:value="773829">
            <text:p>773829</text:p>
          </table:table-cell>
          <table:table-cell table:formula="of:=[.D41]/1000" office:value-type="float" office:value="941.143">
            <text:p>941,143</text:p>
          </table:table-cell>
          <table:table-cell table:formula="of:=[.E41]/1000" office:value-type="float" office:value="999.556">
            <text:p>999,556</text:p>
          </table:table-cell>
          <table:table-cell table:formula="of:=[.F41]/1000" office:value-type="float" office:value="773.829">
            <text:p>773,829</text:p>
          </table:table-cell>
          <table:table-cell table:formula="of:=[.E41]/(LOG([.B41])*[.B41])" office:value-type="float" office:value="71.3500852143136">
            <text:p>71,3500852143</text:p>
          </table:table-cell>
        </table:table-row>
        <table:table-row table:style-name="ro2">
          <table:table-cell table:formula="of:=[.B42]-1" office:value-type="float" office:value="4000">
            <text:p>4000</text:p>
          </table:table-cell>
          <table:table-cell office:value-type="float" office:value="4001">
            <text:p>4001</text:p>
          </table:table-cell>
          <table:table-cell office:value-type="float" office:value="0">
            <text:p>0</text:p>
          </table:table-cell>
          <table:table-cell office:value-type="float" office:value="959405">
            <text:p>959405</text:p>
          </table:table-cell>
          <table:table-cell office:value-type="float" office:value="906436">
            <text:p>906436</text:p>
          </table:table-cell>
          <table:table-cell office:value-type="float" office:value="689156">
            <text:p>689156</text:p>
          </table:table-cell>
          <table:table-cell table:formula="of:=[.D42]/1000" office:value-type="float" office:value="959.405">
            <text:p>959,405</text:p>
          </table:table-cell>
          <table:table-cell table:formula="of:=[.E42]/1000" office:value-type="float" office:value="906.436">
            <text:p>906,436</text:p>
          </table:table-cell>
          <table:table-cell table:formula="of:=[.F42]/1000" office:value-type="float" office:value="689.156">
            <text:p>689,156</text:p>
          </table:table-cell>
          <table:table-cell table:formula="of:=[.E42]/(LOG([.B42])*[.B42])" office:value-type="float" office:value="62.8933262500426">
            <text:p>62,89332625</text:p>
          </table:table-cell>
        </table:table-row>
        <table:table-row table:style-name="ro2">
          <table:table-cell table:formula="of:=[.B43]-1" office:value-type="float" office:value="4100">
            <text:p>4100</text:p>
          </table:table-cell>
          <table:table-cell office:value-type="float" office:value="4101">
            <text:p>4101</text:p>
          </table:table-cell>
          <table:table-cell office:value-type="float" office:value="0">
            <text:p>0</text:p>
          </table:table-cell>
          <table:table-cell office:value-type="float" office:value="969409">
            <text:p>969409</text:p>
          </table:table-cell>
          <table:table-cell office:value-type="float" office:value="984094">
            <text:p>984094</text:p>
          </table:table-cell>
          <table:table-cell office:value-type="float" office:value="671003">
            <text:p>671003</text:p>
          </table:table-cell>
          <table:table-cell table:formula="of:=[.D43]/1000" office:value-type="float" office:value="969.409">
            <text:p>969,409</text:p>
          </table:table-cell>
          <table:table-cell table:formula="of:=[.E43]/1000" office:value-type="float" office:value="984.094">
            <text:p>984,094</text:p>
          </table:table-cell>
          <table:table-cell table:formula="of:=[.F43]/1000" office:value-type="float" office:value="671.003">
            <text:p>671,003</text:p>
          </table:table-cell>
          <table:table-cell table:formula="of:=[.E43]/(LOG([.B43])*[.B43])" office:value-type="float" office:value="66.4189649424083">
            <text:p>66,4189649424</text:p>
          </table:table-cell>
        </table:table-row>
        <table:table-row table:style-name="ro2">
          <table:table-cell table:formula="of:=[.B44]-1" office:value-type="float" office:value="4200">
            <text:p>4200</text:p>
          </table:table-cell>
          <table:table-cell office:value-type="float" office:value="4201">
            <text:p>4201</text:p>
          </table:table-cell>
          <table:table-cell office:value-type="float" office:value="0">
            <text:p>0</text:p>
          </table:table-cell>
          <table:table-cell office:value-type="float" office:value="1005943">
            <text:p>1005943</text:p>
          </table:table-cell>
          <table:table-cell office:value-type="float" office:value="1052784">
            <text:p>1052784</text:p>
          </table:table-cell>
          <table:table-cell office:value-type="float" office:value="685111">
            <text:p>685111</text:p>
          </table:table-cell>
          <table:table-cell table:formula="of:=[.D44]/1000" office:value-type="float" office:value="1005.943">
            <text:p>1005,943</text:p>
          </table:table-cell>
          <table:table-cell table:formula="of:=[.E44]/1000" office:value-type="float" office:value="1052.784">
            <text:p>1052,784</text:p>
          </table:table-cell>
          <table:table-cell table:formula="of:=[.F44]/1000" office:value-type="float" office:value="685.111">
            <text:p>685,111</text:p>
          </table:table-cell>
          <table:table-cell table:formula="of:=[.E44]/(LOG([.B44])*[.B44])" office:value-type="float" office:value="69.1633444885529">
            <text:p>69,1633444886</text:p>
          </table:table-cell>
        </table:table-row>
        <table:table-row table:style-name="ro2">
          <table:table-cell table:formula="of:=[.B45]-1" office:value-type="float" office:value="4300">
            <text:p>4300</text:p>
          </table:table-cell>
          <table:table-cell office:value-type="float" office:value="4301">
            <text:p>4301</text:p>
          </table:table-cell>
          <table:table-cell office:value-type="float" office:value="0">
            <text:p>0</text:p>
          </table:table-cell>
          <table:table-cell office:value-type="float" office:value="1063126">
            <text:p>1063126</text:p>
          </table:table-cell>
          <table:table-cell office:value-type="float" office:value="996043">
            <text:p>996043</text:p>
          </table:table-cell>
          <table:table-cell office:value-type="float" office:value="692708">
            <text:p>692708</text:p>
          </table:table-cell>
          <table:table-cell table:formula="of:=[.D45]/1000" office:value-type="float" office:value="1063.126">
            <text:p>1063,126</text:p>
          </table:table-cell>
          <table:table-cell table:formula="of:=[.E45]/1000" office:value-type="float" office:value="996.043">
            <text:p>996,043</text:p>
          </table:table-cell>
          <table:table-cell table:formula="of:=[.F45]/1000" office:value-type="float" office:value="692.708">
            <text:p>692,708</text:p>
          </table:table-cell>
          <table:table-cell table:formula="of:=[.E45]/(LOG([.B45])*[.B45])" office:value-type="float" office:value="63.7345876780863">
            <text:p>63,7345876781</text:p>
          </table:table-cell>
        </table:table-row>
        <table:table-row table:style-name="ro2">
          <table:table-cell table:formula="of:=[.B46]-1" office:value-type="float" office:value="4400">
            <text:p>4400</text:p>
          </table:table-cell>
          <table:table-cell office:value-type="float" office:value="4401">
            <text:p>4401</text:p>
          </table:table-cell>
          <table:table-cell office:value-type="float" office:value="0">
            <text:p>0</text:p>
          </table:table-cell>
          <table:table-cell office:value-type="float" office:value="1021027">
            <text:p>1021027</text:p>
          </table:table-cell>
          <table:table-cell office:value-type="float" office:value="1032683">
            <text:p>1032683</text:p>
          </table:table-cell>
          <table:table-cell office:value-type="float" office:value="788967">
            <text:p>788967</text:p>
          </table:table-cell>
          <table:table-cell table:formula="of:=[.D46]/1000" office:value-type="float" office:value="1021.027">
            <text:p>1021,027</text:p>
          </table:table-cell>
          <table:table-cell table:formula="of:=[.E46]/1000" office:value-type="float" office:value="1032.683">
            <text:p>1032,683</text:p>
          </table:table-cell>
          <table:table-cell table:formula="of:=[.F46]/1000" office:value-type="float" office:value="788.967">
            <text:p>788,967</text:p>
          </table:table-cell>
          <table:table-cell table:formula="of:=[.E46]/(LOG([.B46])*[.B46])" office:value-type="float" office:value="64.4007258684249">
            <text:p>64,4007258684</text:p>
          </table:table-cell>
        </table:table-row>
        <table:table-row table:style-name="ro2">
          <table:table-cell table:formula="of:=[.B47]-1" office:value-type="float" office:value="4500">
            <text:p>4500</text:p>
          </table:table-cell>
          <table:table-cell office:value-type="float" office:value="4501">
            <text:p>4501</text:p>
          </table:table-cell>
          <table:table-cell office:value-type="float" office:value="0">
            <text:p>0</text:p>
          </table:table-cell>
          <table:table-cell office:value-type="float" office:value="1190382">
            <text:p>1190382</text:p>
          </table:table-cell>
          <table:table-cell office:value-type="float" office:value="1038351">
            <text:p>1038351</text:p>
          </table:table-cell>
          <table:table-cell office:value-type="float" office:value="804777">
            <text:p>804777</text:p>
          </table:table-cell>
          <table:table-cell table:formula="of:=[.D47]/1000" office:value-type="float" office:value="1190.382">
            <text:p>1190,382</text:p>
          </table:table-cell>
          <table:table-cell table:formula="of:=[.E47]/1000" office:value-type="float" office:value="1038.351">
            <text:p>1038,351</text:p>
          </table:table-cell>
          <table:table-cell table:formula="of:=[.F47]/1000" office:value-type="float" office:value="804.777">
            <text:p>804,777</text:p>
          </table:table-cell>
          <table:table-cell table:formula="of:=[.E47]/(LOG([.B47])*[.B47])" office:value-type="float" office:value="63.1464244194297">
            <text:p>63,1464244194</text:p>
          </table:table-cell>
        </table:table-row>
        <table:table-row table:style-name="ro2">
          <table:table-cell table:formula="of:=[.B48]-1" office:value-type="float" office:value="4600">
            <text:p>4600</text:p>
          </table:table-cell>
          <table:table-cell office:value-type="float" office:value="4601">
            <text:p>4601</text:p>
          </table:table-cell>
          <table:table-cell office:value-type="float" office:value="0">
            <text:p>0</text:p>
          </table:table-cell>
          <table:table-cell office:value-type="float" office:value="1122597">
            <text:p>1122597</text:p>
          </table:table-cell>
          <table:table-cell office:value-type="float" office:value="1079087">
            <text:p>1079087</text:p>
          </table:table-cell>
          <table:table-cell office:value-type="float" office:value="773787">
            <text:p>773787</text:p>
          </table:table-cell>
          <table:table-cell table:formula="of:=[.D48]/1000" office:value-type="float" office:value="1122.597">
            <text:p>1122,597</text:p>
          </table:table-cell>
          <table:table-cell table:formula="of:=[.E48]/1000" office:value-type="float" office:value="1079.087">
            <text:p>1079,087</text:p>
          </table:table-cell>
          <table:table-cell table:formula="of:=[.F48]/1000" office:value-type="float" office:value="773.787">
            <text:p>773,787</text:p>
          </table:table-cell>
          <table:table-cell table:formula="of:=[.E48]/(LOG([.B48])*[.B48])" office:value-type="float" office:value="64.0301956050899">
            <text:p>64,0301956051</text:p>
          </table:table-cell>
        </table:table-row>
        <table:table-row table:style-name="ro2">
          <table:table-cell table:formula="of:=[.B49]-1" office:value-type="float" office:value="4700">
            <text:p>4700</text:p>
          </table:table-cell>
          <table:table-cell office:value-type="float" office:value="4701">
            <text:p>4701</text:p>
          </table:table-cell>
          <table:table-cell office:value-type="float" office:value="0">
            <text:p>0</text:p>
          </table:table-cell>
          <table:table-cell office:value-type="float" office:value="1170512">
            <text:p>1170512</text:p>
          </table:table-cell>
          <table:table-cell office:value-type="float" office:value="1125108">
            <text:p>1125108</text:p>
          </table:table-cell>
          <table:table-cell office:value-type="float" office:value="797604">
            <text:p>797604</text:p>
          </table:table-cell>
          <table:table-cell table:formula="of:=[.D49]/1000" office:value-type="float" office:value="1170.512">
            <text:p>1170,512</text:p>
          </table:table-cell>
          <table:table-cell table:formula="of:=[.E49]/1000" office:value-type="float" office:value="1125.108">
            <text:p>1125,108</text:p>
          </table:table-cell>
          <table:table-cell table:formula="of:=[.F49]/1000" office:value-type="float" office:value="797.604">
            <text:p>797,604</text:p>
          </table:table-cell>
          <table:table-cell table:formula="of:=[.E49]/(LOG([.B49])*[.B49])" office:value-type="float" office:value="65.1746620963565">
            <text:p>65,1746620964</text:p>
          </table:table-cell>
        </table:table-row>
        <table:table-row table:style-name="ro2">
          <table:table-cell table:formula="of:=[.B50]-1" office:value-type="float" office:value="4800">
            <text:p>4800</text:p>
          </table:table-cell>
          <table:table-cell office:value-type="float" office:value="4801">
            <text:p>4801</text:p>
          </table:table-cell>
          <table:table-cell office:value-type="float" office:value="0">
            <text:p>0</text:p>
          </table:table-cell>
          <table:table-cell office:value-type="float" office:value="1139656">
            <text:p>1139656</text:p>
          </table:table-cell>
          <table:table-cell office:value-type="float" office:value="1149983">
            <text:p>1149983</text:p>
          </table:table-cell>
          <table:table-cell office:value-type="float" office:value="768021">
            <text:p>768021</text:p>
          </table:table-cell>
          <table:table-cell table:formula="of:=[.D50]/1000" office:value-type="float" office:value="1139.656">
            <text:p>1139,656</text:p>
          </table:table-cell>
          <table:table-cell table:formula="of:=[.E50]/1000" office:value-type="float" office:value="1149.983">
            <text:p>1149,983</text:p>
          </table:table-cell>
          <table:table-cell table:formula="of:=[.F50]/1000" office:value-type="float" office:value="768.021">
            <text:p>768,021</text:p>
          </table:table-cell>
          <table:table-cell table:formula="of:=[.E50]/(LOG([.B50])*[.B50])" office:value-type="float" office:value="65.0660980150041">
            <text:p>65,066098015</text:p>
          </table:table-cell>
        </table:table-row>
        <table:table-row table:style-name="ro2">
          <table:table-cell table:formula="of:=[.B51]-1" office:value-type="float" office:value="4900">
            <text:p>4900</text:p>
          </table:table-cell>
          <table:table-cell office:value-type="float" office:value="4901">
            <text:p>4901</text:p>
          </table:table-cell>
          <table:table-cell office:value-type="float" office:value="0">
            <text:p>0</text:p>
          </table:table-cell>
          <table:table-cell office:value-type="float" office:value="1139639">
            <text:p>1139639</text:p>
          </table:table-cell>
          <table:table-cell office:value-type="float" office:value="1224854">
            <text:p>1224854</text:p>
          </table:table-cell>
          <table:table-cell office:value-type="float" office:value="812653">
            <text:p>812653</text:p>
          </table:table-cell>
          <table:table-cell table:formula="of:=[.D51]/1000" office:value-type="float" office:value="1139.639">
            <text:p>1139,639</text:p>
          </table:table-cell>
          <table:table-cell table:formula="of:=[.E51]/1000" office:value-type="float" office:value="1224.854">
            <text:p>1224,854</text:p>
          </table:table-cell>
          <table:table-cell table:formula="of:=[.F51]/1000" office:value-type="float" office:value="812.653">
            <text:p>812,653</text:p>
          </table:table-cell>
          <table:table-cell table:formula="of:=[.E51]/(LOG([.B51])*[.B51])" office:value-type="float" office:value="67.7235553108051">
            <text:p>67,7235553108</text:p>
          </table:table-cell>
        </table:table-row>
        <table:table-row table:style-name="ro2">
          <table:table-cell table:formula="of:=[.B52]-1" office:value-type="float" office:value="5000">
            <text:p>5000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1148627">
            <text:p>1148627</text:p>
          </table:table-cell>
          <table:table-cell office:value-type="float" office:value="1150366">
            <text:p>1150366</text:p>
          </table:table-cell>
          <table:table-cell office:value-type="float" office:value="801711">
            <text:p>801711</text:p>
          </table:table-cell>
          <table:table-cell table:formula="of:=[.D52]/1000" office:value-type="float" office:value="1148.627">
            <text:p>1148,627</text:p>
          </table:table-cell>
          <table:table-cell table:formula="of:=[.E52]/1000" office:value-type="float" office:value="1150.366">
            <text:p>1150,366</text:p>
          </table:table-cell>
          <table:table-cell table:formula="of:=[.F52]/1000" office:value-type="float" office:value="801.711">
            <text:p>801,711</text:p>
          </table:table-cell>
          <table:table-cell table:formula="of:=[.E52]/(LOG([.B52])*[.B52])" office:value-type="float" office:value="62.1853633523609">
            <text:p>62,1853633524</text:p>
          </table:table-cell>
        </table:table-row>
        <table:table-row table:style-name="ro2">
          <table:table-cell table:formula="of:=[.B53]-1" office:value-type="float" office:value="5100">
            <text:p>5100</text:p>
          </table:table-cell>
          <table:table-cell office:value-type="float" office:value="5101">
            <text:p>5101</text:p>
          </table:table-cell>
          <table:table-cell office:value-type="float" office:value="0">
            <text:p>0</text:p>
          </table:table-cell>
          <table:table-cell office:value-type="float" office:value="1252448">
            <text:p>1252448</text:p>
          </table:table-cell>
          <table:table-cell office:value-type="float" office:value="1247930">
            <text:p>1247930</text:p>
          </table:table-cell>
          <table:table-cell office:value-type="float" office:value="856190">
            <text:p>856190</text:p>
          </table:table-cell>
          <table:table-cell table:formula="of:=[.D53]/1000" office:value-type="float" office:value="1252.448">
            <text:p>1252,448</text:p>
          </table:table-cell>
          <table:table-cell table:formula="of:=[.E53]/1000" office:value-type="float" office:value="1247.93">
            <text:p>1247,93</text:p>
          </table:table-cell>
          <table:table-cell table:formula="of:=[.F53]/1000" office:value-type="float" office:value="856.19">
            <text:p>856,19</text:p>
          </table:table-cell>
          <table:table-cell table:formula="of:=[.E53]/(LOG([.B53])*[.B53])" office:value-type="float" office:value="65.9835303086459">
            <text:p>65,9835303086</text:p>
          </table:table-cell>
        </table:table-row>
        <table:table-row table:style-name="ro2">
          <table:table-cell table:formula="of:=[.B54]-1" office:value-type="float" office:value="5200">
            <text:p>5200</text:p>
          </table:table-cell>
          <table:table-cell office:value-type="float" office:value="5201">
            <text:p>5201</text:p>
          </table:table-cell>
          <table:table-cell office:value-type="float" office:value="0">
            <text:p>0</text:p>
          </table:table-cell>
          <table:table-cell office:value-type="float" office:value="1232670">
            <text:p>1232670</text:p>
          </table:table-cell>
          <table:table-cell office:value-type="float" office:value="1247396">
            <text:p>1247396</text:p>
          </table:table-cell>
          <table:table-cell office:value-type="float" office:value="913898">
            <text:p>913898</text:p>
          </table:table-cell>
          <table:table-cell table:formula="of:=[.D54]/1000" office:value-type="float" office:value="1232.67">
            <text:p>1232,67</text:p>
          </table:table-cell>
          <table:table-cell table:formula="of:=[.E54]/1000" office:value-type="float" office:value="1247.396">
            <text:p>1247,396</text:p>
          </table:table-cell>
          <table:table-cell table:formula="of:=[.F54]/1000" office:value-type="float" office:value="913.898">
            <text:p>913,898</text:p>
          </table:table-cell>
          <table:table-cell table:formula="of:=[.E54]/(LOG([.B54])*[.B54])" office:value-type="float" office:value="64.5403977226957">
            <text:p>64,5403977227</text:p>
          </table:table-cell>
        </table:table-row>
        <table:table-row table:style-name="ro2">
          <table:table-cell table:formula="of:=[.B55]-1" office:value-type="float" office:value="5300">
            <text:p>5300</text:p>
          </table:table-cell>
          <table:table-cell office:value-type="float" office:value="5301">
            <text:p>5301</text:p>
          </table:table-cell>
          <table:table-cell office:value-type="float" office:value="0">
            <text:p>0</text:p>
          </table:table-cell>
          <table:table-cell office:value-type="float" office:value="1300879">
            <text:p>1300879</text:p>
          </table:table-cell>
          <table:table-cell office:value-type="float" office:value="1257508">
            <text:p>1257508</text:p>
          </table:table-cell>
          <table:table-cell office:value-type="float" office:value="911751">
            <text:p>911751</text:p>
          </table:table-cell>
          <table:table-cell table:formula="of:=[.D55]/1000" office:value-type="float" office:value="1300.879">
            <text:p>1300,879</text:p>
          </table:table-cell>
          <table:table-cell table:formula="of:=[.E55]/1000" office:value-type="float" office:value="1257.508">
            <text:p>1257,508</text:p>
          </table:table-cell>
          <table:table-cell table:formula="of:=[.F55]/1000" office:value-type="float" office:value="911.751">
            <text:p>911,751</text:p>
          </table:table-cell>
          <table:table-cell table:formula="of:=[.E55]/(LOG([.B55])*[.B55])" office:value-type="float" office:value="63.694444569063">
            <text:p>63,6944445691</text:p>
          </table:table-cell>
        </table:table-row>
        <table:table-row table:style-name="ro2">
          <table:table-cell table:formula="of:=[.B56]-1" office:value-type="float" office:value="5400">
            <text:p>5400</text:p>
          </table:table-cell>
          <table:table-cell office:value-type="float" office:value="5401">
            <text:p>5401</text:p>
          </table:table-cell>
          <table:table-cell office:value-type="float" office:value="0">
            <text:p>0</text:p>
          </table:table-cell>
          <table:table-cell office:value-type="float" office:value="1305193">
            <text:p>1305193</text:p>
          </table:table-cell>
          <table:table-cell office:value-type="float" office:value="1253044">
            <text:p>1253044</text:p>
          </table:table-cell>
          <table:table-cell office:value-type="float" office:value="860181">
            <text:p>860181</text:p>
          </table:table-cell>
          <table:table-cell table:formula="of:=[.D56]/1000" office:value-type="float" office:value="1305.193">
            <text:p>1305,193</text:p>
          </table:table-cell>
          <table:table-cell table:formula="of:=[.E56]/1000" office:value-type="float" office:value="1253.044">
            <text:p>1253,044</text:p>
          </table:table-cell>
          <table:table-cell table:formula="of:=[.F56]/1000" office:value-type="float" office:value="860.181">
            <text:p>860,181</text:p>
          </table:table-cell>
          <table:table-cell table:formula="of:=[.E56]/(LOG([.B56])*[.B56])" office:value-type="float" office:value="62.1577567027592">
            <text:p>62,1577567028</text:p>
          </table:table-cell>
        </table:table-row>
        <table:table-row table:style-name="ro2">
          <table:table-cell table:formula="of:=[.B57]-1" office:value-type="float" office:value="5500">
            <text:p>5500</text:p>
          </table:table-cell>
          <table:table-cell office:value-type="float" office:value="5501">
            <text:p>5501</text:p>
          </table:table-cell>
          <table:table-cell office:value-type="float" office:value="0">
            <text:p>0</text:p>
          </table:table-cell>
          <table:table-cell office:value-type="float" office:value="1346864">
            <text:p>1346864</text:p>
          </table:table-cell>
          <table:table-cell office:value-type="float" office:value="1336787">
            <text:p>1336787</text:p>
          </table:table-cell>
          <table:table-cell office:value-type="float" office:value="983679">
            <text:p>983679</text:p>
          </table:table-cell>
          <table:table-cell table:formula="of:=[.D57]/1000" office:value-type="float" office:value="1346.864">
            <text:p>1346,864</text:p>
          </table:table-cell>
          <table:table-cell table:formula="of:=[.E57]/1000" office:value-type="float" office:value="1336.787">
            <text:p>1336,787</text:p>
          </table:table-cell>
          <table:table-cell table:formula="of:=[.F57]/1000" office:value-type="float" office:value="983.679">
            <text:p>983,679</text:p>
          </table:table-cell>
          <table:table-cell table:formula="of:=[.E57]/(LOG([.B57])*[.B57])" office:value-type="float" office:value="64.9677288439512">
            <text:p>64,967728844</text:p>
          </table:table-cell>
        </table:table-row>
        <table:table-row table:style-name="ro2">
          <table:table-cell table:formula="of:=[.B58]-1" office:value-type="float" office:value="5600">
            <text:p>5600</text:p>
          </table:table-cell>
          <table:table-cell office:value-type="float" office:value="5601">
            <text:p>5601</text:p>
          </table:table-cell>
          <table:table-cell office:value-type="float" office:value="0">
            <text:p>0</text:p>
          </table:table-cell>
          <table:table-cell office:value-type="float" office:value="1336853">
            <text:p>1336853</text:p>
          </table:table-cell>
          <table:table-cell office:value-type="float" office:value="1345253">
            <text:p>1345253</text:p>
          </table:table-cell>
          <table:table-cell office:value-type="float" office:value="967343">
            <text:p>967343</text:p>
          </table:table-cell>
          <table:table-cell table:formula="of:=[.D58]/1000" office:value-type="float" office:value="1336.853">
            <text:p>1336,853</text:p>
          </table:table-cell>
          <table:table-cell table:formula="of:=[.E58]/1000" office:value-type="float" office:value="1345.253">
            <text:p>1345,253</text:p>
          </table:table-cell>
          <table:table-cell table:formula="of:=[.F58]/1000" office:value-type="float" office:value="967.343">
            <text:p>967,343</text:p>
          </table:table-cell>
          <table:table-cell table:formula="of:=[.E58]/(LOG([.B58])*[.B58])" office:value-type="float" office:value="64.0778663902427">
            <text:p>64,0778663902</text:p>
          </table:table-cell>
        </table:table-row>
        <table:table-row table:style-name="ro2">
          <table:table-cell table:formula="of:=[.B59]-1" office:value-type="float" office:value="5700">
            <text:p>5700</text:p>
          </table:table-cell>
          <table:table-cell office:value-type="float" office:value="5701">
            <text:p>5701</text:p>
          </table:table-cell>
          <table:table-cell office:value-type="float" office:value="0">
            <text:p>0</text:p>
          </table:table-cell>
          <table:table-cell office:value-type="float" office:value="1332355">
            <text:p>1332355</text:p>
          </table:table-cell>
          <table:table-cell office:value-type="float" office:value="1345147">
            <text:p>1345147</text:p>
          </table:table-cell>
          <table:table-cell office:value-type="float" office:value="976801">
            <text:p>976801</text:p>
          </table:table-cell>
          <table:table-cell table:formula="of:=[.D59]/1000" office:value-type="float" office:value="1332.355">
            <text:p>1332,355</text:p>
          </table:table-cell>
          <table:table-cell table:formula="of:=[.E59]/1000" office:value-type="float" office:value="1345.147">
            <text:p>1345,147</text:p>
          </table:table-cell>
          <table:table-cell table:formula="of:=[.F59]/1000" office:value-type="float" office:value="976.801">
            <text:p>976,801</text:p>
          </table:table-cell>
          <table:table-cell table:formula="of:=[.E59]/(LOG([.B59])*[.B59])" office:value-type="float" office:value="62.8201232026759">
            <text:p>62,8201232027</text:p>
          </table:table-cell>
        </table:table-row>
        <table:table-row table:style-name="ro2">
          <table:table-cell table:formula="of:=[.B60]-1" office:value-type="float" office:value="5800">
            <text:p>5800</text:p>
          </table:table-cell>
          <table:table-cell office:value-type="float" office:value="5801">
            <text:p>5801</text:p>
          </table:table-cell>
          <table:table-cell office:value-type="float" office:value="0">
            <text:p>0</text:p>
          </table:table-cell>
          <table:table-cell office:value-type="float" office:value="1336233">
            <text:p>1336233</text:p>
          </table:table-cell>
          <table:table-cell office:value-type="float" office:value="1353487">
            <text:p>1353487</text:p>
          </table:table-cell>
          <table:table-cell office:value-type="float" office:value="1042616">
            <text:p>1042616</text:p>
          </table:table-cell>
          <table:table-cell table:formula="of:=[.D60]/1000" office:value-type="float" office:value="1336.233">
            <text:p>1336,233</text:p>
          </table:table-cell>
          <table:table-cell table:formula="of:=[.E60]/1000" office:value-type="float" office:value="1353.487">
            <text:p>1353,487</text:p>
          </table:table-cell>
          <table:table-cell table:formula="of:=[.F60]/1000" office:value-type="float" office:value="1042.616">
            <text:p>1042,616</text:p>
          </table:table-cell>
          <table:table-cell table:formula="of:=[.E60]/(LOG([.B60])*[.B60])" office:value-type="float" office:value="61.995329460169">
            <text:p>61,9953294602</text:p>
          </table:table-cell>
        </table:table-row>
        <table:table-row table:style-name="ro2">
          <table:table-cell table:formula="of:=[.B61]-1" office:value-type="float" office:value="5900">
            <text:p>5900</text:p>
          </table:table-cell>
          <table:table-cell office:value-type="float" office:value="5901">
            <text:p>5901</text:p>
          </table:table-cell>
          <table:table-cell office:value-type="float" office:value="0">
            <text:p>0</text:p>
          </table:table-cell>
          <table:table-cell office:value-type="float" office:value="1448098">
            <text:p>1448098</text:p>
          </table:table-cell>
          <table:table-cell office:value-type="float" office:value="1359044">
            <text:p>1359044</text:p>
          </table:table-cell>
          <table:table-cell office:value-type="float" office:value="984065">
            <text:p>984065</text:p>
          </table:table-cell>
          <table:table-cell table:formula="of:=[.D61]/1000" office:value-type="float" office:value="1448.098">
            <text:p>1448,098</text:p>
          </table:table-cell>
          <table:table-cell table:formula="of:=[.E61]/1000" office:value-type="float" office:value="1359.044">
            <text:p>1359,044</text:p>
          </table:table-cell>
          <table:table-cell table:formula="of:=[.F61]/1000" office:value-type="float" office:value="984.065">
            <text:p>984,065</text:p>
          </table:table-cell>
          <table:table-cell table:formula="of:=[.E61]/(LOG([.B61])*[.B61])" office:value-type="float" office:value="61.0745024060983">
            <text:p>61,0745024061</text:p>
          </table:table-cell>
        </table:table-row>
        <table:table-row table:style-name="ro2">
          <table:table-cell table:formula="of:=[.B62]-1" office:value-type="float" office:value="6000">
            <text:p>6000</text:p>
          </table:table-cell>
          <table:table-cell office:value-type="float" office:value="6001">
            <text:p>6001</text:p>
          </table:table-cell>
          <table:table-cell office:value-type="float" office:value="0">
            <text:p>0</text:p>
          </table:table-cell>
          <table:table-cell office:value-type="float" office:value="1398611">
            <text:p>1398611</text:p>
          </table:table-cell>
          <table:table-cell office:value-type="float" office:value="1464759">
            <text:p>1464759</text:p>
          </table:table-cell>
          <table:table-cell office:value-type="float" office:value="1041859">
            <text:p>1041859</text:p>
          </table:table-cell>
          <table:table-cell table:formula="of:=[.D62]/1000" office:value-type="float" office:value="1398.611">
            <text:p>1398,611</text:p>
          </table:table-cell>
          <table:table-cell table:formula="of:=[.E62]/1000" office:value-type="float" office:value="1464.759">
            <text:p>1464,759</text:p>
          </table:table-cell>
          <table:table-cell table:formula="of:=[.F62]/1000" office:value-type="float" office:value="1041.859">
            <text:p>1041,859</text:p>
          </table:table-cell>
          <table:table-cell table:formula="of:=[.E62]/(LOG([.B62])*[.B62])" office:value-type="float" office:value="64.6033276857894">
            <text:p>64,6033276858</text:p>
          </table:table-cell>
        </table:table-row>
        <table:table-row table:style-name="ro2">
          <table:table-cell table:formula="of:=[.B63]-1" office:value-type="float" office:value="6100">
            <text:p>6100</text:p>
          </table:table-cell>
          <table:table-cell office:value-type="float" office:value="6101">
            <text:p>6101</text:p>
          </table:table-cell>
          <table:table-cell office:value-type="float" office:value="0">
            <text:p>0</text:p>
          </table:table-cell>
          <table:table-cell office:value-type="float" office:value="1510919">
            <text:p>1510919</text:p>
          </table:table-cell>
          <table:table-cell office:value-type="float" office:value="1415289">
            <text:p>1415289</text:p>
          </table:table-cell>
          <table:table-cell office:value-type="float" office:value="1108988">
            <text:p>1108988</text:p>
          </table:table-cell>
          <table:table-cell table:formula="of:=[.D63]/1000" office:value-type="float" office:value="1510.919">
            <text:p>1510,919</text:p>
          </table:table-cell>
          <table:table-cell table:formula="of:=[.E63]/1000" office:value-type="float" office:value="1415.289">
            <text:p>1415,289</text:p>
          </table:table-cell>
          <table:table-cell table:formula="of:=[.F63]/1000" office:value-type="float" office:value="1108.988">
            <text:p>1108,988</text:p>
          </table:table-cell>
          <table:table-cell table:formula="of:=[.E63]/(LOG([.B63])*[.B63])" office:value-type="float" office:value="61.2818984535301">
            <text:p>61,2818984535</text:p>
          </table:table-cell>
        </table:table-row>
        <table:table-row table:style-name="ro2">
          <table:table-cell table:formula="of:=[.B64]-1" office:value-type="float" office:value="6200">
            <text:p>6200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1532532">
            <text:p>1532532</text:p>
          </table:table-cell>
          <table:table-cell office:value-type="float" office:value="1560025">
            <text:p>1560025</text:p>
          </table:table-cell>
          <table:table-cell office:value-type="float" office:value="997738">
            <text:p>997738</text:p>
          </table:table-cell>
          <table:table-cell table:formula="of:=[.D64]/1000" office:value-type="float" office:value="1532.532">
            <text:p>1532,532</text:p>
          </table:table-cell>
          <table:table-cell table:formula="of:=[.E64]/1000" office:value-type="float" office:value="1560.025">
            <text:p>1560,025</text:p>
          </table:table-cell>
          <table:table-cell table:formula="of:=[.F64]/1000" office:value-type="float" office:value="997.738">
            <text:p>997,738</text:p>
          </table:table-cell>
          <table:table-cell table:formula="of:=[.E64]/(LOG([.B64])*[.B64])" office:value-type="float" office:value="66.3358990737869">
            <text:p>66,3358990738</text:p>
          </table:table-cell>
        </table:table-row>
        <table:table-row table:style-name="ro2">
          <table:table-cell table:formula="of:=[.B65]-1" office:value-type="float" office:value="6300">
            <text:p>6300</text:p>
          </table:table-cell>
          <table:table-cell office:value-type="float" office:value="6301">
            <text:p>6301</text:p>
          </table:table-cell>
          <table:table-cell office:value-type="float" office:value="0">
            <text:p>0</text:p>
          </table:table-cell>
          <table:table-cell office:value-type="float" office:value="1509659">
            <text:p>1509659</text:p>
          </table:table-cell>
          <table:table-cell office:value-type="float" office:value="1542417">
            <text:p>1542417</text:p>
          </table:table-cell>
          <table:table-cell office:value-type="float" office:value="1057319">
            <text:p>1057319</text:p>
          </table:table-cell>
          <table:table-cell table:formula="of:=[.D65]/1000" office:value-type="float" office:value="1509.659">
            <text:p>1509,659</text:p>
          </table:table-cell>
          <table:table-cell table:formula="of:=[.E65]/1000" office:value-type="float" office:value="1542.417">
            <text:p>1542,417</text:p>
          </table:table-cell>
          <table:table-cell table:formula="of:=[.F65]/1000" office:value-type="float" office:value="1057.319">
            <text:p>1057,319</text:p>
          </table:table-cell>
          <table:table-cell table:formula="of:=[.E65]/(LOG([.B65])*[.B65])" office:value-type="float" office:value="64.4282331548014">
            <text:p>64,4282331548</text:p>
          </table:table-cell>
        </table:table-row>
        <table:table-row table:style-name="ro2">
          <table:table-cell table:formula="of:=[.B66]-1" office:value-type="float" office:value="6400">
            <text:p>6400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1548241">
            <text:p>1548241</text:p>
          </table:table-cell>
          <table:table-cell office:value-type="float" office:value="1564526">
            <text:p>1564526</text:p>
          </table:table-cell>
          <table:table-cell office:value-type="float" office:value="1030000">
            <text:p>1030000</text:p>
          </table:table-cell>
          <table:table-cell table:formula="of:=[.D66]/1000" office:value-type="float" office:value="1548.241">
            <text:p>1548,241</text:p>
          </table:table-cell>
          <table:table-cell table:formula="of:=[.E66]/1000" office:value-type="float" office:value="1564.526">
            <text:p>1564,526</text:p>
          </table:table-cell>
          <table:table-cell table:formula="of:=[.F66]/1000" office:value-type="float" office:value="1030">
            <text:p>1030</text:p>
          </table:table-cell>
          <table:table-cell table:formula="of:=[.E66]/(LOG([.B66])*[.B66])" office:value-type="float" office:value="64.2152082913074">
            <text:p>64,2152082913</text:p>
          </table:table-cell>
        </table:table-row>
        <table:table-row table:style-name="ro2">
          <table:table-cell table:formula="of:=[.B67]-1" office:value-type="float" office:value="6500">
            <text:p>6500</text:p>
          </table:table-cell>
          <table:table-cell office:value-type="float" office:value="6501">
            <text:p>6501</text:p>
          </table:table-cell>
          <table:table-cell office:value-type="float" office:value="0">
            <text:p>0</text:p>
          </table:table-cell>
          <table:table-cell office:value-type="float" office:value="1572207">
            <text:p>1572207</text:p>
          </table:table-cell>
          <table:table-cell office:value-type="float" office:value="1591685">
            <text:p>1591685</text:p>
          </table:table-cell>
          <table:table-cell office:value-type="float" office:value="1128250">
            <text:p>1128250</text:p>
          </table:table-cell>
          <table:table-cell table:formula="of:=[.D67]/1000" office:value-type="float" office:value="1572.207">
            <text:p>1572,207</text:p>
          </table:table-cell>
          <table:table-cell table:formula="of:=[.E67]/1000" office:value-type="float" office:value="1591.685">
            <text:p>1591,685</text:p>
          </table:table-cell>
          <table:table-cell table:formula="of:=[.F67]/1000" office:value-type="float" office:value="1128.25">
            <text:p>1128,25</text:p>
          </table:table-cell>
          <table:table-cell table:formula="of:=[.E67]/(LOG([.B67])*[.B67])" office:value-type="float" office:value="64.211440264619">
            <text:p>64,2114402646</text:p>
          </table:table-cell>
        </table:table-row>
        <table:table-row table:style-name="ro2">
          <table:table-cell table:formula="of:=[.B68]-1" office:value-type="float" office:value="6600">
            <text:p>6600</text:p>
          </table:table-cell>
          <table:table-cell office:value-type="float" office:value="6601">
            <text:p>6601</text:p>
          </table:table-cell>
          <table:table-cell office:value-type="float" office:value="0">
            <text:p>0</text:p>
          </table:table-cell>
          <table:table-cell office:value-type="float" office:value="1587076">
            <text:p>1587076</text:p>
          </table:table-cell>
          <table:table-cell office:value-type="float" office:value="1586160">
            <text:p>1586160</text:p>
          </table:table-cell>
          <table:table-cell office:value-type="float" office:value="1083526">
            <text:p>1083526</text:p>
          </table:table-cell>
          <table:table-cell table:formula="of:=[.D68]/1000" office:value-type="float" office:value="1587.076">
            <text:p>1587,076</text:p>
          </table:table-cell>
          <table:table-cell table:formula="of:=[.E68]/1000" office:value-type="float" office:value="1586.16">
            <text:p>1586,16</text:p>
          </table:table-cell>
          <table:table-cell table:formula="of:=[.F68]/1000" office:value-type="float" office:value="1083.526">
            <text:p>1083,526</text:p>
          </table:table-cell>
          <table:table-cell table:formula="of:=[.E68]/(LOG([.B68])*[.B68])" office:value-type="float" office:value="62.9097949353454">
            <text:p>62,9097949353</text:p>
          </table:table-cell>
        </table:table-row>
        <table:table-row table:style-name="ro2">
          <table:table-cell table:formula="of:=[.B69]-1" office:value-type="float" office:value="6700">
            <text:p>6700</text:p>
          </table:table-cell>
          <table:table-cell office:value-type="float" office:value="6701">
            <text:p>6701</text:p>
          </table:table-cell>
          <table:table-cell office:value-type="float" office:value="0">
            <text:p>0</text:p>
          </table:table-cell>
          <table:table-cell office:value-type="float" office:value="1578736">
            <text:p>1578736</text:p>
          </table:table-cell>
          <table:table-cell office:value-type="float" office:value="1582269">
            <text:p>1582269</text:p>
          </table:table-cell>
          <table:table-cell office:value-type="float" office:value="1085044">
            <text:p>1085044</text:p>
          </table:table-cell>
          <table:table-cell table:formula="of:=[.D69]/1000" office:value-type="float" office:value="1578.736">
            <text:p>1578,736</text:p>
          </table:table-cell>
          <table:table-cell table:formula="of:=[.E69]/1000" office:value-type="float" office:value="1582.269">
            <text:p>1582,269</text:p>
          </table:table-cell>
          <table:table-cell table:formula="of:=[.F69]/1000" office:value-type="float" office:value="1085.044">
            <text:p>1085,044</text:p>
          </table:table-cell>
          <table:table-cell table:formula="of:=[.E69]/(LOG([.B69])*[.B69])" office:value-type="float" office:value="61.7134588339692">
            <text:p>61,713458834</text:p>
          </table:table-cell>
        </table:table-row>
        <table:table-row table:style-name="ro2">
          <table:table-cell table:formula="of:=[.B70]-1" office:value-type="float" office:value="6800">
            <text:p>6800</text:p>
          </table:table-cell>
          <table:table-cell office:value-type="float" office:value="6801">
            <text:p>6801</text:p>
          </table:table-cell>
          <table:table-cell office:value-type="float" office:value="0">
            <text:p>0</text:p>
          </table:table-cell>
          <table:table-cell office:value-type="float" office:value="1675146">
            <text:p>1675146</text:p>
          </table:table-cell>
          <table:table-cell office:value-type="float" office:value="1597146">
            <text:p>1597146</text:p>
          </table:table-cell>
          <table:table-cell office:value-type="float" office:value="1139802">
            <text:p>1139802</text:p>
          </table:table-cell>
          <table:table-cell table:formula="of:=[.D70]/1000" office:value-type="float" office:value="1675.146">
            <text:p>1675,146</text:p>
          </table:table-cell>
          <table:table-cell table:formula="of:=[.E70]/1000" office:value-type="float" office:value="1597.146">
            <text:p>1597,146</text:p>
          </table:table-cell>
          <table:table-cell table:formula="of:=[.F70]/1000" office:value-type="float" office:value="1139.802">
            <text:p>1139,802</text:p>
          </table:table-cell>
          <table:table-cell table:formula="of:=[.E70]/(LOG([.B70])*[.B70])" office:value-type="float" office:value="61.274733784586">
            <text:p>61,2747337846</text:p>
          </table:table-cell>
        </table:table-row>
        <table:table-row table:style-name="ro2">
          <table:table-cell table:formula="of:=[.B71]-1" office:value-type="float" office:value="6900">
            <text:p>6900</text:p>
          </table:table-cell>
          <table:table-cell office:value-type="float" office:value="6901">
            <text:p>6901</text:p>
          </table:table-cell>
          <table:table-cell office:value-type="float" office:value="0">
            <text:p>0</text:p>
          </table:table-cell>
          <table:table-cell office:value-type="float" office:value="1649190">
            <text:p>1649190</text:p>
          </table:table-cell>
          <table:table-cell office:value-type="float" office:value="1706478">
            <text:p>1706478</text:p>
          </table:table-cell>
          <table:table-cell office:value-type="float" office:value="1161220">
            <text:p>1161220</text:p>
          </table:table-cell>
          <table:table-cell table:formula="of:=[.D71]/1000" office:value-type="float" office:value="1649.19">
            <text:p>1649,19</text:p>
          </table:table-cell>
          <table:table-cell table:formula="of:=[.E71]/1000" office:value-type="float" office:value="1706.478">
            <text:p>1706,478</text:p>
          </table:table-cell>
          <table:table-cell table:formula="of:=[.F71]/1000" office:value-type="float" office:value="1161.22">
            <text:p>1161,22</text:p>
          </table:table-cell>
          <table:table-cell table:formula="of:=[.E71]/(LOG([.B71])*[.B71])" office:value-type="float" office:value="64.4140352147442">
            <text:p>64,4140352147</text:p>
          </table:table-cell>
        </table:table-row>
        <table:table-row table:style-name="ro2">
          <table:table-cell table:formula="of:=[.B72]-1" office:value-type="float" office:value="7000">
            <text:p>7000</text:p>
          </table:table-cell>
          <table:table-cell office:value-type="float" office:value="7001">
            <text:p>7001</text:p>
          </table:table-cell>
          <table:table-cell office:value-type="float" office:value="0">
            <text:p>0</text:p>
          </table:table-cell>
          <table:table-cell office:value-type="float" office:value="1724848">
            <text:p>1724848</text:p>
          </table:table-cell>
          <table:table-cell office:value-type="float" office:value="1654468">
            <text:p>1654468</text:p>
          </table:table-cell>
          <table:table-cell office:value-type="float" office:value="1185091">
            <text:p>1185091</text:p>
          </table:table-cell>
          <table:table-cell table:formula="of:=[.D72]/1000" office:value-type="float" office:value="1724.848">
            <text:p>1724,848</text:p>
          </table:table-cell>
          <table:table-cell table:formula="of:=[.E72]/1000" office:value-type="float" office:value="1654.468">
            <text:p>1654,468</text:p>
          </table:table-cell>
          <table:table-cell table:formula="of:=[.F72]/1000" office:value-type="float" office:value="1185.091">
            <text:p>1185,091</text:p>
          </table:table-cell>
          <table:table-cell table:formula="of:=[.E72]/(LOG([.B72])*[.B72])" office:value-type="float" office:value="61.4587707211013">
            <text:p>61,4587707211</text:p>
          </table:table-cell>
        </table:table-row>
        <table:table-row table:style-name="ro2">
          <table:table-cell table:formula="of:=[.B73]-1" office:value-type="float" office:value="7100">
            <text:p>7100</text:p>
          </table:table-cell>
          <table:table-cell office:value-type="float" office:value="7101">
            <text:p>7101</text:p>
          </table:table-cell>
          <table:table-cell office:value-type="float" office:value="0">
            <text:p>0</text:p>
          </table:table-cell>
          <table:table-cell office:value-type="float" office:value="1673097">
            <text:p>1673097</text:p>
          </table:table-cell>
          <table:table-cell office:value-type="float" office:value="1743571">
            <text:p>1743571</text:p>
          </table:table-cell>
          <table:table-cell office:value-type="float" office:value="1137976">
            <text:p>1137976</text:p>
          </table:table-cell>
          <table:table-cell table:formula="of:=[.D73]/1000" office:value-type="float" office:value="1673.097">
            <text:p>1673,097</text:p>
          </table:table-cell>
          <table:table-cell table:formula="of:=[.E73]/1000" office:value-type="float" office:value="1743.571">
            <text:p>1743,571</text:p>
          </table:table-cell>
          <table:table-cell table:formula="of:=[.F73]/1000" office:value-type="float" office:value="1137.976">
            <text:p>1137,976</text:p>
          </table:table-cell>
          <table:table-cell table:formula="of:=[.E73]/(LOG([.B73])*[.B73])" office:value-type="float" office:value="63.7544603988508">
            <text:p>63,7544603989</text:p>
          </table:table-cell>
        </table:table-row>
        <table:table-row table:style-name="ro2">
          <table:table-cell table:formula="of:=[.B74]-1" office:value-type="float" office:value="7200">
            <text:p>7200</text:p>
          </table:table-cell>
          <table:table-cell office:value-type="float" office:value="7201">
            <text:p>7201</text:p>
          </table:table-cell>
          <table:table-cell office:value-type="float" office:value="0">
            <text:p>0</text:p>
          </table:table-cell>
          <table:table-cell office:value-type="float" office:value="1751440">
            <text:p>1751440</text:p>
          </table:table-cell>
          <table:table-cell office:value-type="float" office:value="1789052">
            <text:p>1789052</text:p>
          </table:table-cell>
          <table:table-cell office:value-type="float" office:value="1274715">
            <text:p>1274715</text:p>
          </table:table-cell>
          <table:table-cell table:formula="of:=[.D74]/1000" office:value-type="float" office:value="1751.44">
            <text:p>1751,44</text:p>
          </table:table-cell>
          <table:table-cell table:formula="of:=[.E74]/1000" office:value-type="float" office:value="1789.052">
            <text:p>1789,052</text:p>
          </table:table-cell>
          <table:table-cell table:formula="of:=[.F74]/1000" office:value-type="float" office:value="1274.715">
            <text:p>1274,715</text:p>
          </table:table-cell>
          <table:table-cell table:formula="of:=[.E74]/(LOG([.B74])*[.B74])" office:value-type="float" office:value="64.4074768583691">
            <text:p>64,4074768584</text:p>
          </table:table-cell>
        </table:table-row>
        <table:table-row table:style-name="ro2">
          <table:table-cell table:formula="of:=[.B75]-1" office:value-type="float" office:value="7300">
            <text:p>7300</text:p>
          </table:table-cell>
          <table:table-cell office:value-type="float" office:value="7301">
            <text:p>7301</text:p>
          </table:table-cell>
          <table:table-cell office:value-type="float" office:value="0">
            <text:p>0</text:p>
          </table:table-cell>
          <table:table-cell office:value-type="float" office:value="1862671">
            <text:p>1862671</text:p>
          </table:table-cell>
          <table:table-cell office:value-type="float" office:value="1805536">
            <text:p>1805536</text:p>
          </table:table-cell>
          <table:table-cell office:value-type="float" office:value="1171707">
            <text:p>1171707</text:p>
          </table:table-cell>
          <table:table-cell table:formula="of:=[.D75]/1000" office:value-type="float" office:value="1862.671">
            <text:p>1862,671</text:p>
          </table:table-cell>
          <table:table-cell table:formula="of:=[.E75]/1000" office:value-type="float" office:value="1805.536">
            <text:p>1805,536</text:p>
          </table:table-cell>
          <table:table-cell table:formula="of:=[.F75]/1000" office:value-type="float" office:value="1171.707">
            <text:p>1171,707</text:p>
          </table:table-cell>
          <table:table-cell table:formula="of:=[.E75]/(LOG([.B75])*[.B75])" office:value-type="float" office:value="64.0112211627221">
            <text:p>64,0112211627</text:p>
          </table:table-cell>
        </table:table-row>
        <table:table-row table:style-name="ro2">
          <table:table-cell table:formula="of:=[.B76]-1" office:value-type="float" office:value="7400">
            <text:p>7400</text:p>
          </table:table-cell>
          <table:table-cell office:value-type="float" office:value="7401">
            <text:p>7401</text:p>
          </table:table-cell>
          <table:table-cell office:value-type="float" office:value="0">
            <text:p>0</text:p>
          </table:table-cell>
          <table:table-cell office:value-type="float" office:value="1795398">
            <text:p>1795398</text:p>
          </table:table-cell>
          <table:table-cell office:value-type="float" office:value="1795397">
            <text:p>1795397</text:p>
          </table:table-cell>
          <table:table-cell office:value-type="float" office:value="1198882">
            <text:p>1198882</text:p>
          </table:table-cell>
          <table:table-cell table:formula="of:=[.D76]/1000" office:value-type="float" office:value="1795.398">
            <text:p>1795,398</text:p>
          </table:table-cell>
          <table:table-cell table:formula="of:=[.E76]/1000" office:value-type="float" office:value="1795.397">
            <text:p>1795,397</text:p>
          </table:table-cell>
          <table:table-cell table:formula="of:=[.F76]/1000" office:value-type="float" office:value="1198.882">
            <text:p>1198,882</text:p>
          </table:table-cell>
          <table:table-cell table:formula="of:=[.E76]/(LOG([.B76])*[.B76])" office:value-type="float" office:value="62.6958456598384">
            <text:p>62,6958456598</text:p>
          </table:table-cell>
        </table:table-row>
        <table:table-row table:style-name="ro2">
          <table:table-cell table:formula="of:=[.B77]-1" office:value-type="float" office:value="7500">
            <text:p>7500</text:p>
          </table:table-cell>
          <table:table-cell office:value-type="float" office:value="7501">
            <text:p>7501</text:p>
          </table:table-cell>
          <table:table-cell office:value-type="float" office:value="0">
            <text:p>0</text:p>
          </table:table-cell>
          <table:table-cell office:value-type="float" office:value="1827285">
            <text:p>1827285</text:p>
          </table:table-cell>
          <table:table-cell office:value-type="float" office:value="1894942">
            <text:p>1894942</text:p>
          </table:table-cell>
          <table:table-cell office:value-type="float" office:value="1221642">
            <text:p>1221642</text:p>
          </table:table-cell>
          <table:table-cell table:formula="of:=[.D77]/1000" office:value-type="float" office:value="1827.285">
            <text:p>1827,285</text:p>
          </table:table-cell>
          <table:table-cell table:formula="of:=[.E77]/1000" office:value-type="float" office:value="1894.942">
            <text:p>1894,942</text:p>
          </table:table-cell>
          <table:table-cell table:formula="of:=[.F77]/1000" office:value-type="float" office:value="1221.642">
            <text:p>1221,642</text:p>
          </table:table-cell>
          <table:table-cell table:formula="of:=[.E77]/(LOG([.B77])*[.B77])" office:value-type="float" office:value="65.1916080976869">
            <text:p>65,1916080977</text:p>
          </table:table-cell>
        </table:table-row>
        <table:table-row table:style-name="ro2">
          <table:table-cell table:formula="of:=[.B78]-1" office:value-type="float" office:value="7600">
            <text:p>7600</text:p>
          </table:table-cell>
          <table:table-cell office:value-type="float" office:value="7601">
            <text:p>7601</text:p>
          </table:table-cell>
          <table:table-cell office:value-type="float" office:value="0">
            <text:p>0</text:p>
          </table:table-cell>
          <table:table-cell office:value-type="float" office:value="1884344">
            <text:p>1884344</text:p>
          </table:table-cell>
          <table:table-cell office:value-type="float" office:value="1811850">
            <text:p>1811850</text:p>
          </table:table-cell>
          <table:table-cell office:value-type="float" office:value="1235808">
            <text:p>1235808</text:p>
          </table:table-cell>
          <table:table-cell table:formula="of:=[.D78]/1000" office:value-type="float" office:value="1884.344">
            <text:p>1884,344</text:p>
          </table:table-cell>
          <table:table-cell table:formula="of:=[.E78]/1000" office:value-type="float" office:value="1811.85">
            <text:p>1811,85</text:p>
          </table:table-cell>
          <table:table-cell table:formula="of:=[.F78]/1000" office:value-type="float" office:value="1235.808">
            <text:p>1235,808</text:p>
          </table:table-cell>
          <table:table-cell table:formula="of:=[.E78]/(LOG([.B78])*[.B78])" office:value-type="float" office:value="61.421770460942">
            <text:p>61,4217704609</text:p>
          </table:table-cell>
        </table:table-row>
        <table:table-row table:style-name="ro2">
          <table:table-cell table:formula="of:=[.B79]-1" office:value-type="float" office:value="7700">
            <text:p>7700</text:p>
          </table:table-cell>
          <table:table-cell office:value-type="float" office:value="7701">
            <text:p>7701</text:p>
          </table:table-cell>
          <table:table-cell office:value-type="float" office:value="0">
            <text:p>0</text:p>
          </table:table-cell>
          <table:table-cell office:value-type="float" office:value="1953435">
            <text:p>1953435</text:p>
          </table:table-cell>
          <table:table-cell office:value-type="float" office:value="1925313">
            <text:p>1925313</text:p>
          </table:table-cell>
          <table:table-cell office:value-type="float" office:value="1279770">
            <text:p>1279770</text:p>
          </table:table-cell>
          <table:table-cell table:formula="of:=[.D79]/1000" office:value-type="float" office:value="1953.435">
            <text:p>1953,435</text:p>
          </table:table-cell>
          <table:table-cell table:formula="of:=[.E79]/1000" office:value-type="float" office:value="1925.313">
            <text:p>1925,313</text:p>
          </table:table-cell>
          <table:table-cell table:formula="of:=[.F79]/1000" office:value-type="float" office:value="1279.77">
            <text:p>1279,77</text:p>
          </table:table-cell>
          <table:table-cell table:formula="of:=[.E79]/(LOG([.B79])*[.B79])" office:value-type="float" office:value="64.3265533180022">
            <text:p>64,326553318</text:p>
          </table:table-cell>
        </table:table-row>
        <table:table-row table:style-name="ro2">
          <table:table-cell table:formula="of:=[.B80]-1" office:value-type="float" office:value="7800">
            <text:p>7800</text:p>
          </table:table-cell>
          <table:table-cell office:value-type="float" office:value="7801">
            <text:p>7801</text:p>
          </table:table-cell>
          <table:table-cell office:value-type="float" office:value="0">
            <text:p>0</text:p>
          </table:table-cell>
          <table:table-cell office:value-type="float" office:value="1974827">
            <text:p>1974827</text:p>
          </table:table-cell>
          <table:table-cell office:value-type="float" office:value="1970755">
            <text:p>1970755</text:p>
          </table:table-cell>
          <table:table-cell office:value-type="float" office:value="1325582">
            <text:p>1325582</text:p>
          </table:table-cell>
          <table:table-cell table:formula="of:=[.D80]/1000" office:value-type="float" office:value="1974.827">
            <text:p>1974,827</text:p>
          </table:table-cell>
          <table:table-cell table:formula="of:=[.E80]/1000" office:value-type="float" office:value="1970.755">
            <text:p>1970,755</text:p>
          </table:table-cell>
          <table:table-cell table:formula="of:=[.F80]/1000" office:value-type="float" office:value="1325.582">
            <text:p>1325,582</text:p>
          </table:table-cell>
          <table:table-cell table:formula="of:=[.E80]/(LOG([.B80])*[.B80])" office:value-type="float" office:value="64.9071826953476">
            <text:p>64,9071826953</text:p>
          </table:table-cell>
        </table:table-row>
        <table:table-row table:style-name="ro2">
          <table:table-cell table:formula="of:=[.B81]-1" office:value-type="float" office:value="7900">
            <text:p>7900</text:p>
          </table:table-cell>
          <table:table-cell office:value-type="float" office:value="7901">
            <text:p>7901</text:p>
          </table:table-cell>
          <table:table-cell office:value-type="float" office:value="0">
            <text:p>0</text:p>
          </table:table-cell>
          <table:table-cell office:value-type="float" office:value="1960238">
            <text:p>1960238</text:p>
          </table:table-cell>
          <table:table-cell office:value-type="float" office:value="1964026">
            <text:p>1964026</text:p>
          </table:table-cell>
          <table:table-cell office:value-type="float" office:value="1431177">
            <text:p>1431177</text:p>
          </table:table-cell>
          <table:table-cell table:formula="of:=[.D81]/1000" office:value-type="float" office:value="1960.238">
            <text:p>1960,238</text:p>
          </table:table-cell>
          <table:table-cell table:formula="of:=[.E81]/1000" office:value-type="float" office:value="1964.026">
            <text:p>1964,026</text:p>
          </table:table-cell>
          <table:table-cell table:formula="of:=[.F81]/1000" office:value-type="float" office:value="1431.177">
            <text:p>1431,177</text:p>
          </table:table-cell>
          <table:table-cell table:formula="of:=[.E81]/(LOG([.B81])*[.B81])" office:value-type="float" office:value="63.7762178611285">
            <text:p>63,7762178611</text:p>
          </table:table-cell>
        </table:table-row>
        <table:table-row table:style-name="ro2">
          <table:table-cell table:formula="of:=[.B82]-1" office:value-type="float" office:value="8000">
            <text:p>8000</text:p>
          </table:table-cell>
          <table:table-cell office:value-type="float" office:value="8001">
            <text:p>8001</text:p>
          </table:table-cell>
          <table:table-cell office:value-type="float" office:value="0">
            <text:p>0</text:p>
          </table:table-cell>
          <table:table-cell office:value-type="float" office:value="2052041">
            <text:p>2052041</text:p>
          </table:table-cell>
          <table:table-cell office:value-type="float" office:value="1898380">
            <text:p>1898380</text:p>
          </table:table-cell>
          <table:table-cell office:value-type="float" office:value="1394149">
            <text:p>1394149</text:p>
          </table:table-cell>
          <table:table-cell table:formula="of:=[.D82]/1000" office:value-type="float" office:value="2052.041">
            <text:p>2052,041</text:p>
          </table:table-cell>
          <table:table-cell table:formula="of:=[.E82]/1000" office:value-type="float" office:value="1898.38">
            <text:p>1898,38</text:p>
          </table:table-cell>
          <table:table-cell table:formula="of:=[.F82]/1000" office:value-type="float" office:value="1394.149">
            <text:p>1394,149</text:p>
          </table:table-cell>
          <table:table-cell table:formula="of:=[.E82]/(LOG([.B82])*[.B82])" office:value-type="float" office:value="60.7888986626965">
            <text:p>60,7888986627</text:p>
          </table:table-cell>
        </table:table-row>
        <table:table-row table:style-name="ro2">
          <table:table-cell table:formula="of:=[.B83]-1" office:value-type="float" office:value="8100">
            <text:p>8100</text:p>
          </table:table-cell>
          <table:table-cell office:value-type="float" office:value="8101">
            <text:p>8101</text:p>
          </table:table-cell>
          <table:table-cell office:value-type="float" office:value="0">
            <text:p>0</text:p>
          </table:table-cell>
          <table:table-cell office:value-type="float" office:value="2009070">
            <text:p>2009070</text:p>
          </table:table-cell>
          <table:table-cell office:value-type="float" office:value="1967403">
            <text:p>1967403</text:p>
          </table:table-cell>
          <table:table-cell office:value-type="float" office:value="1358243">
            <text:p>1358243</text:p>
          </table:table-cell>
          <table:table-cell table:formula="of:=[.D83]/1000" office:value-type="float" office:value="2009.07">
            <text:p>2009,07</text:p>
          </table:table-cell>
          <table:table-cell table:formula="of:=[.E83]/1000" office:value-type="float" office:value="1967.403">
            <text:p>1967,403</text:p>
          </table:table-cell>
          <table:table-cell table:formula="of:=[.F83]/1000" office:value-type="float" office:value="1358.243">
            <text:p>1358,243</text:p>
          </table:table-cell>
          <table:table-cell table:formula="of:=[.E83]/(LOG([.B83])*[.B83])" office:value-type="float" office:value="62.1355702188771">
            <text:p>62,1355702189</text:p>
          </table:table-cell>
        </table:table-row>
        <table:table-row table:style-name="ro2">
          <table:table-cell table:formula="of:=[.B84]-1" office:value-type="float" office:value="8200">
            <text:p>8200</text:p>
          </table:table-cell>
          <table:table-cell office:value-type="float" office:value="8201">
            <text:p>8201</text:p>
          </table:table-cell>
          <table:table-cell office:value-type="float" office:value="0">
            <text:p>0</text:p>
          </table:table-cell>
          <table:table-cell office:value-type="float" office:value="2105192">
            <text:p>2105192</text:p>
          </table:table-cell>
          <table:table-cell office:value-type="float" office:value="2038430">
            <text:p>2038430</text:p>
          </table:table-cell>
          <table:table-cell office:value-type="float" office:value="1475230">
            <text:p>1475230</text:p>
          </table:table-cell>
          <table:table-cell table:formula="of:=[.D84]/1000" office:value-type="float" office:value="2105.192">
            <text:p>2105,192</text:p>
          </table:table-cell>
          <table:table-cell table:formula="of:=[.E84]/1000" office:value-type="float" office:value="2038.43">
            <text:p>2038,43</text:p>
          </table:table-cell>
          <table:table-cell table:formula="of:=[.F84]/1000" office:value-type="float" office:value="1475.23">
            <text:p>1475,23</text:p>
          </table:table-cell>
          <table:table-cell table:formula="of:=[.E84]/(LOG([.B84])*[.B84])" office:value-type="float" office:value="63.5071974336621">
            <text:p>63,5071974337</text:p>
          </table:table-cell>
        </table:table-row>
        <table:table-row table:style-name="ro2">
          <table:table-cell table:formula="of:=[.B85]-1" office:value-type="float" office:value="8300">
            <text:p>8300</text:p>
          </table:table-cell>
          <table:table-cell office:value-type="float" office:value="8301">
            <text:p>8301</text:p>
          </table:table-cell>
          <table:table-cell office:value-type="float" office:value="0">
            <text:p>0</text:p>
          </table:table-cell>
          <table:table-cell office:value-type="float" office:value="2052970">
            <text:p>2052970</text:p>
          </table:table-cell>
          <table:table-cell office:value-type="float" office:value="2131325">
            <text:p>2131325</text:p>
          </table:table-cell>
          <table:table-cell office:value-type="float" office:value="1456382">
            <text:p>1456382</text:p>
          </table:table-cell>
          <table:table-cell table:formula="of:=[.D85]/1000" office:value-type="float" office:value="2052.97">
            <text:p>2052,97</text:p>
          </table:table-cell>
          <table:table-cell table:formula="of:=[.E85]/1000" office:value-type="float" office:value="2131.325">
            <text:p>2131,325</text:p>
          </table:table-cell>
          <table:table-cell table:formula="of:=[.F85]/1000" office:value-type="float" office:value="1456.382">
            <text:p>1456,382</text:p>
          </table:table-cell>
          <table:table-cell table:formula="of:=[.E85]/(LOG([.B85])*[.B85])" office:value-type="float" office:value="65.5133111436103">
            <text:p>65,5133111436</text:p>
          </table:table-cell>
        </table:table-row>
        <table:table-row table:style-name="ro2">
          <table:table-cell table:formula="of:=[.B86]-1" office:value-type="float" office:value="8400">
            <text:p>8400</text:p>
          </table:table-cell>
          <table:table-cell office:value-type="float" office:value="8401">
            <text:p>8401</text:p>
          </table:table-cell>
          <table:table-cell office:value-type="float" office:value="0">
            <text:p>0</text:p>
          </table:table-cell>
          <table:table-cell office:value-type="float" office:value="2141718">
            <text:p>2141718</text:p>
          </table:table-cell>
          <table:table-cell office:value-type="float" office:value="2187490">
            <text:p>2187490</text:p>
          </table:table-cell>
          <table:table-cell office:value-type="float" office:value="1477341">
            <text:p>1477341</text:p>
          </table:table-cell>
          <table:table-cell table:formula="of:=[.D86]/1000" office:value-type="float" office:value="2141.718">
            <text:p>2141,718</text:p>
          </table:table-cell>
          <table:table-cell table:formula="of:=[.E86]/1000" office:value-type="float" office:value="2187.49">
            <text:p>2187,49</text:p>
          </table:table-cell>
          <table:table-cell table:formula="of:=[.F86]/1000" office:value-type="float" office:value="1477.341">
            <text:p>1477,341</text:p>
          </table:table-cell>
          <table:table-cell table:formula="of:=[.E86]/(LOG([.B86])*[.B86])" office:value-type="float" office:value="66.3513039682249">
            <text:p>66,3513039682</text:p>
          </table:table-cell>
        </table:table-row>
        <table:table-row table:style-name="ro2">
          <table:table-cell table:formula="of:=[.B87]-1" office:value-type="float" office:value="8500">
            <text:p>8500</text:p>
          </table:table-cell>
          <table:table-cell office:value-type="float" office:value="8501">
            <text:p>8501</text:p>
          </table:table-cell>
          <table:table-cell office:value-type="float" office:value="0">
            <text:p>0</text:p>
          </table:table-cell>
          <table:table-cell office:value-type="float" office:value="2168988">
            <text:p>2168988</text:p>
          </table:table-cell>
          <table:table-cell office:value-type="float" office:value="2210395">
            <text:p>2210395</text:p>
          </table:table-cell>
          <table:table-cell office:value-type="float" office:value="1447169">
            <text:p>1447169</text:p>
          </table:table-cell>
          <table:table-cell table:formula="of:=[.D87]/1000" office:value-type="float" office:value="2168.988">
            <text:p>2168,988</text:p>
          </table:table-cell>
          <table:table-cell table:formula="of:=[.E87]/1000" office:value-type="float" office:value="2210.395">
            <text:p>2210,395</text:p>
          </table:table-cell>
          <table:table-cell table:formula="of:=[.F87]/1000" office:value-type="float" office:value="1447.169">
            <text:p>1447,169</text:p>
          </table:table-cell>
          <table:table-cell table:formula="of:=[.E87]/(LOG([.B87])*[.B87])" office:value-type="float" office:value="66.1707251650153">
            <text:p>66,170725165</text:p>
          </table:table-cell>
        </table:table-row>
        <table:table-row table:style-name="ro2">
          <table:table-cell table:formula="of:=[.B88]-1" office:value-type="float" office:value="8600">
            <text:p>8600</text:p>
          </table:table-cell>
          <table:table-cell office:value-type="float" office:value="8601">
            <text:p>8601</text:p>
          </table:table-cell>
          <table:table-cell office:value-type="float" office:value="0">
            <text:p>0</text:p>
          </table:table-cell>
          <table:table-cell office:value-type="float" office:value="2190920">
            <text:p>2190920</text:p>
          </table:table-cell>
          <table:table-cell office:value-type="float" office:value="2263453">
            <text:p>2263453</text:p>
          </table:table-cell>
          <table:table-cell office:value-type="float" office:value="1483865">
            <text:p>1483865</text:p>
          </table:table-cell>
          <table:table-cell table:formula="of:=[.D88]/1000" office:value-type="float" office:value="2190.92">
            <text:p>2190,92</text:p>
          </table:table-cell>
          <table:table-cell table:formula="of:=[.E88]/1000" office:value-type="float" office:value="2263.453">
            <text:p>2263,453</text:p>
          </table:table-cell>
          <table:table-cell table:formula="of:=[.F88]/1000" office:value-type="float" office:value="1483.865">
            <text:p>1483,865</text:p>
          </table:table-cell>
          <table:table-cell table:formula="of:=[.E88]/(LOG([.B88])*[.B88])" office:value-type="float" office:value="66.8848227879637">
            <text:p>66,884822788</text:p>
          </table:table-cell>
        </table:table-row>
        <table:table-row table:style-name="ro2">
          <table:table-cell table:formula="of:=[.B89]-1" office:value-type="float" office:value="8700">
            <text:p>8700</text:p>
          </table:table-cell>
          <table:table-cell office:value-type="float" office:value="8701">
            <text:p>8701</text:p>
          </table:table-cell>
          <table:table-cell office:value-type="float" office:value="0">
            <text:p>0</text:p>
          </table:table-cell>
          <table:table-cell office:value-type="float" office:value="2292793">
            <text:p>2292793</text:p>
          </table:table-cell>
          <table:table-cell office:value-type="float" office:value="2251934">
            <text:p>2251934</text:p>
          </table:table-cell>
          <table:table-cell office:value-type="float" office:value="1526449">
            <text:p>1526449</text:p>
          </table:table-cell>
          <table:table-cell table:formula="of:=[.D89]/1000" office:value-type="float" office:value="2292.793">
            <text:p>2292,793</text:p>
          </table:table-cell>
          <table:table-cell table:formula="of:=[.E89]/1000" office:value-type="float" office:value="2251.934">
            <text:p>2251,934</text:p>
          </table:table-cell>
          <table:table-cell table:formula="of:=[.F89]/1000" office:value-type="float" office:value="1526.449">
            <text:p>1526,449</text:p>
          </table:table-cell>
          <table:table-cell table:formula="of:=[.E89]/(LOG([.B89])*[.B89])" office:value-type="float" office:value="65.6958232683574">
            <text:p>65,6958232684</text:p>
          </table:table-cell>
        </table:table-row>
        <table:table-row table:style-name="ro2">
          <table:table-cell table:formula="of:=[.B90]-1" office:value-type="float" office:value="8800">
            <text:p>8800</text:p>
          </table:table-cell>
          <table:table-cell office:value-type="float" office:value="8801">
            <text:p>8801</text:p>
          </table:table-cell>
          <table:table-cell office:value-type="float" office:value="0">
            <text:p>0</text:p>
          </table:table-cell>
          <table:table-cell office:value-type="float" office:value="2190114">
            <text:p>2190114</text:p>
          </table:table-cell>
          <table:table-cell office:value-type="float" office:value="2174689">
            <text:p>2174689</text:p>
          </table:table-cell>
          <table:table-cell office:value-type="float" office:value="1504616">
            <text:p>1504616</text:p>
          </table:table-cell>
          <table:table-cell table:formula="of:=[.D90]/1000" office:value-type="float" office:value="2190.114">
            <text:p>2190,114</text:p>
          </table:table-cell>
          <table:table-cell table:formula="of:=[.E90]/1000" office:value-type="float" office:value="2174.689">
            <text:p>2174,689</text:p>
          </table:table-cell>
          <table:table-cell table:formula="of:=[.F90]/1000" office:value-type="float" office:value="1504.616">
            <text:p>1504,616</text:p>
          </table:table-cell>
          <table:table-cell table:formula="of:=[.E90]/(LOG([.B90])*[.B90])" office:value-type="float" office:value="62.6425820937672">
            <text:p>62,6425820938</text:p>
          </table:table-cell>
        </table:table-row>
        <table:table-row table:style-name="ro2">
          <table:table-cell table:formula="of:=[.B91]-1" office:value-type="float" office:value="8900">
            <text:p>8900</text:p>
          </table:table-cell>
          <table:table-cell office:value-type="float" office:value="8901">
            <text:p>8901</text:p>
          </table:table-cell>
          <table:table-cell office:value-type="float" office:value="0">
            <text:p>0</text:p>
          </table:table-cell>
          <table:table-cell office:value-type="float" office:value="2233616">
            <text:p>2233616</text:p>
          </table:table-cell>
          <table:table-cell office:value-type="float" office:value="2191726">
            <text:p>2191726</text:p>
          </table:table-cell>
          <table:table-cell office:value-type="float" office:value="1592366">
            <text:p>1592366</text:p>
          </table:table-cell>
          <table:table-cell table:formula="of:=[.D91]/1000" office:value-type="float" office:value="2233.616">
            <text:p>2233,616</text:p>
          </table:table-cell>
          <table:table-cell table:formula="of:=[.E91]/1000" office:value-type="float" office:value="2191.726">
            <text:p>2191,726</text:p>
          </table:table-cell>
          <table:table-cell table:formula="of:=[.F91]/1000" office:value-type="float" office:value="1592.366">
            <text:p>1592,366</text:p>
          </table:table-cell>
          <table:table-cell table:formula="of:=[.E91]/(LOG([.B91])*[.B91])" office:value-type="float" office:value="62.3464988352739">
            <text:p>62,3464988353</text:p>
          </table:table-cell>
        </table:table-row>
        <table:table-row table:style-name="ro2">
          <table:table-cell table:formula="of:=[.B92]-1" office:value-type="float" office:value="9000">
            <text:p>9000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2276977">
            <text:p>2276977</text:p>
          </table:table-cell>
          <table:table-cell office:value-type="float" office:value="2272843">
            <text:p>2272843</text:p>
          </table:table-cell>
          <table:table-cell office:value-type="float" office:value="1535000">
            <text:p>1535000</text:p>
          </table:table-cell>
          <table:table-cell table:formula="of:=[.D92]/1000" office:value-type="float" office:value="2276.977">
            <text:p>2276,977</text:p>
          </table:table-cell>
          <table:table-cell table:formula="of:=[.E92]/1000" office:value-type="float" office:value="2272.843">
            <text:p>2272,843</text:p>
          </table:table-cell>
          <table:table-cell table:formula="of:=[.F92]/1000" office:value-type="float" office:value="1535">
            <text:p>1535</text:p>
          </table:table-cell>
          <table:table-cell table:formula="of:=[.E92]/(LOG([.B92])*[.B92])" office:value-type="float" office:value="63.8572299447617">
            <text:p>63,8572299448</text:p>
          </table:table-cell>
        </table:table-row>
        <table:table-row table:style-name="ro2">
          <table:table-cell table:formula="of:=[.B93]-1" office:value-type="float" office:value="9100">
            <text:p>9100</text:p>
          </table:table-cell>
          <table:table-cell office:value-type="float" office:value="9101">
            <text:p>9101</text:p>
          </table:table-cell>
          <table:table-cell office:value-type="float" office:value="0">
            <text:p>0</text:p>
          </table:table-cell>
          <table:table-cell office:value-type="float" office:value="2301165">
            <text:p>2301165</text:p>
          </table:table-cell>
          <table:table-cell office:value-type="float" office:value="2214200">
            <text:p>2214200</text:p>
          </table:table-cell>
          <table:table-cell office:value-type="float" office:value="1571359">
            <text:p>1571359</text:p>
          </table:table-cell>
          <table:table-cell table:formula="of:=[.D93]/1000" office:value-type="float" office:value="2301.165">
            <text:p>2301,165</text:p>
          </table:table-cell>
          <table:table-cell table:formula="of:=[.E93]/1000" office:value-type="float" office:value="2214.2">
            <text:p>2214,2</text:p>
          </table:table-cell>
          <table:table-cell table:formula="of:=[.F93]/1000" office:value-type="float" office:value="1571.359">
            <text:p>1571,359</text:p>
          </table:table-cell>
          <table:table-cell table:formula="of:=[.E93]/(LOG([.B93])*[.B93])" office:value-type="float" office:value="61.4514952586212">
            <text:p>61,4514952586</text:p>
          </table:table-cell>
        </table:table-row>
        <table:table-row table:style-name="ro2">
          <table:table-cell table:formula="of:=[.B94]-1" office:value-type="float" office:value="9200">
            <text:p>9200</text:p>
          </table:table-cell>
          <table:table-cell office:value-type="float" office:value="9201">
            <text:p>9201</text:p>
          </table:table-cell>
          <table:table-cell office:value-type="float" office:value="0">
            <text:p>0</text:p>
          </table:table-cell>
          <table:table-cell office:value-type="float" office:value="2358315">
            <text:p>2358315</text:p>
          </table:table-cell>
          <table:table-cell office:value-type="float" office:value="2271442">
            <text:p>2271442</text:p>
          </table:table-cell>
          <table:table-cell office:value-type="float" office:value="1591403">
            <text:p>1591403</text:p>
          </table:table-cell>
          <table:table-cell table:formula="of:=[.D94]/1000" office:value-type="float" office:value="2358.315">
            <text:p>2358,315</text:p>
          </table:table-cell>
          <table:table-cell table:formula="of:=[.E94]/1000" office:value-type="float" office:value="2271.442">
            <text:p>2271,442</text:p>
          </table:table-cell>
          <table:table-cell table:formula="of:=[.F94]/1000" office:value-type="float" office:value="1591.403">
            <text:p>1591,403</text:p>
          </table:table-cell>
          <table:table-cell table:formula="of:=[.E94]/(LOG([.B94])*[.B94])" office:value-type="float" office:value="62.2803507366503">
            <text:p>62,2803507367</text:p>
          </table:table-cell>
        </table:table-row>
        <table:table-row table:style-name="ro2">
          <table:table-cell table:formula="of:=[.B95]-1" office:value-type="float" office:value="9300">
            <text:p>9300</text:p>
          </table:table-cell>
          <table:table-cell office:value-type="float" office:value="9301">
            <text:p>9301</text:p>
          </table:table-cell>
          <table:table-cell office:value-type="float" office:value="0">
            <text:p>0</text:p>
          </table:table-cell>
          <table:table-cell office:value-type="float" office:value="2337461">
            <text:p>2337461</text:p>
          </table:table-cell>
          <table:table-cell office:value-type="float" office:value="2302364">
            <text:p>2302364</text:p>
          </table:table-cell>
          <table:table-cell office:value-type="float" office:value="1609366">
            <text:p>1609366</text:p>
          </table:table-cell>
          <table:table-cell table:formula="of:=[.D95]/1000" office:value-type="float" office:value="2337.461">
            <text:p>2337,461</text:p>
          </table:table-cell>
          <table:table-cell table:formula="of:=[.E95]/1000" office:value-type="float" office:value="2302.364">
            <text:p>2302,364</text:p>
          </table:table-cell>
          <table:table-cell table:formula="of:=[.F95]/1000" office:value-type="float" office:value="1609.366">
            <text:p>1609,366</text:p>
          </table:table-cell>
          <table:table-cell table:formula="of:=[.E95]/(LOG([.B95])*[.B95])" office:value-type="float" office:value="62.3755966434558">
            <text:p>62,3755966435</text:p>
          </table:table-cell>
        </table:table-row>
        <table:table-row table:style-name="ro2">
          <table:table-cell table:formula="of:=[.B96]-1" office:value-type="float" office:value="9400">
            <text:p>9400</text:p>
          </table:table-cell>
          <table:table-cell office:value-type="float" office:value="9401">
            <text:p>9401</text:p>
          </table:table-cell>
          <table:table-cell office:value-type="float" office:value="0">
            <text:p>0</text:p>
          </table:table-cell>
          <table:table-cell office:value-type="float" office:value="2330062">
            <text:p>2330062</text:p>
          </table:table-cell>
          <table:table-cell office:value-type="float" office:value="2312979">
            <text:p>2312979</text:p>
          </table:table-cell>
          <table:table-cell office:value-type="float" office:value="1600707">
            <text:p>1600707</text:p>
          </table:table-cell>
          <table:table-cell table:formula="of:=[.D96]/1000" office:value-type="float" office:value="2330.062">
            <text:p>2330,062</text:p>
          </table:table-cell>
          <table:table-cell table:formula="of:=[.E96]/1000" office:value-type="float" office:value="2312.979">
            <text:p>2312,979</text:p>
          </table:table-cell>
          <table:table-cell table:formula="of:=[.F96]/1000" office:value-type="float" office:value="1600.707">
            <text:p>1600,707</text:p>
          </table:table-cell>
          <table:table-cell table:formula="of:=[.E96]/(LOG([.B96])*[.B96])" office:value-type="float" office:value="61.9241489301234">
            <text:p>61,9241489301</text:p>
          </table:table-cell>
        </table:table-row>
        <table:table-row table:style-name="ro2">
          <table:table-cell table:formula="of:=[.B97]-1" office:value-type="float" office:value="9500">
            <text:p>9500</text:p>
          </table:table-cell>
          <table:table-cell office:value-type="float" office:value="9501">
            <text:p>9501</text:p>
          </table:table-cell>
          <table:table-cell office:value-type="float" office:value="0">
            <text:p>0</text:p>
          </table:table-cell>
          <table:table-cell office:value-type="float" office:value="2443159">
            <text:p>2443159</text:p>
          </table:table-cell>
          <table:table-cell office:value-type="float" office:value="2326800">
            <text:p>2326800</text:p>
          </table:table-cell>
          <table:table-cell office:value-type="float" office:value="1608982">
            <text:p>1608982</text:p>
          </table:table-cell>
          <table:table-cell table:formula="of:=[.D97]/1000" office:value-type="float" office:value="2443.159">
            <text:p>2443,159</text:p>
          </table:table-cell>
          <table:table-cell table:formula="of:=[.E97]/1000" office:value-type="float" office:value="2326.8">
            <text:p>2326,8</text:p>
          </table:table-cell>
          <table:table-cell table:formula="of:=[.F97]/1000" office:value-type="float" office:value="1608.982">
            <text:p>1608,982</text:p>
          </table:table-cell>
          <table:table-cell table:formula="of:=[.E97]/(LOG([.B97])*[.B97])" office:value-type="float" office:value="61.5673049896966">
            <text:p>61,5673049897</text:p>
          </table:table-cell>
        </table:table-row>
        <table:table-row table:style-name="ro2">
          <table:table-cell table:formula="of:=[.B98]-1" office:value-type="float" office:value="9600">
            <text:p>9600</text:p>
          </table:table-cell>
          <table:table-cell office:value-type="float" office:value="9601">
            <text:p>9601</text:p>
          </table:table-cell>
          <table:table-cell office:value-type="float" office:value="0">
            <text:p>0</text:p>
          </table:table-cell>
          <table:table-cell office:value-type="float" office:value="2401154">
            <text:p>2401154</text:p>
          </table:table-cell>
          <table:table-cell office:value-type="float" office:value="2436494">
            <text:p>2436494</text:p>
          </table:table-cell>
          <table:table-cell office:value-type="float" office:value="1726447">
            <text:p>1726447</text:p>
          </table:table-cell>
          <table:table-cell table:formula="of:=[.D98]/1000" office:value-type="float" office:value="2401.154">
            <text:p>2401,154</text:p>
          </table:table-cell>
          <table:table-cell table:formula="of:=[.E98]/1000" office:value-type="float" office:value="2436.494">
            <text:p>2436,494</text:p>
          </table:table-cell>
          <table:table-cell table:formula="of:=[.F98]/1000" office:value-type="float" office:value="1726.447">
            <text:p>1726,447</text:p>
          </table:table-cell>
          <table:table-cell table:formula="of:=[.E98]/(LOG([.B98])*[.B98])" office:value-type="float" office:value="63.7254787173361">
            <text:p>63,7254787173</text:p>
          </table:table-cell>
        </table:table-row>
        <table:table-row table:style-name="ro2">
          <table:table-cell table:formula="of:=[.B99]-1" office:value-type="float" office:value="9700">
            <text:p>9700</text:p>
          </table:table-cell>
          <table:table-cell office:value-type="float" office:value="9701">
            <text:p>9701</text:p>
          </table:table-cell>
          <table:table-cell office:value-type="float" office:value="0">
            <text:p>0</text:p>
          </table:table-cell>
          <table:table-cell office:value-type="float" office:value="2377030">
            <text:p>2377030</text:p>
          </table:table-cell>
          <table:table-cell office:value-type="float" office:value="2386776">
            <text:p>2386776</text:p>
          </table:table-cell>
          <table:table-cell office:value-type="float" office:value="1667880">
            <text:p>1667880</text:p>
          </table:table-cell>
          <table:table-cell table:formula="of:=[.D99]/1000" office:value-type="float" office:value="2377.03">
            <text:p>2377,03</text:p>
          </table:table-cell>
          <table:table-cell table:formula="of:=[.E99]/1000" office:value-type="float" office:value="2386.776">
            <text:p>2386,776</text:p>
          </table:table-cell>
          <table:table-cell table:formula="of:=[.F99]/1000" office:value-type="float" office:value="1667.88">
            <text:p>1667,88</text:p>
          </table:table-cell>
          <table:table-cell table:formula="of:=[.E99]/(LOG([.B99])*[.B99])" office:value-type="float" office:value="61.7118989119905">
            <text:p>61,711898912</text:p>
          </table:table-cell>
        </table:table-row>
        <table:table-row table:style-name="ro2">
          <table:table-cell table:formula="of:=[.B100]-1" office:value-type="float" office:value="9800">
            <text:p>9800</text:p>
          </table:table-cell>
          <table:table-cell office:value-type="float" office:value="9801">
            <text:p>9801</text:p>
          </table:table-cell>
          <table:table-cell office:value-type="float" office:value="0">
            <text:p>0</text:p>
          </table:table-cell>
          <table:table-cell office:value-type="float" office:value="2511817">
            <text:p>2511817</text:p>
          </table:table-cell>
          <table:table-cell office:value-type="float" office:value="2410602">
            <text:p>2410602</text:p>
          </table:table-cell>
          <table:table-cell office:value-type="float" office:value="1742205">
            <text:p>1742205</text:p>
          </table:table-cell>
          <table:table-cell table:formula="of:=[.D100]/1000" office:value-type="float" office:value="2511.817">
            <text:p>2511,817</text:p>
          </table:table-cell>
          <table:table-cell table:formula="of:=[.E100]/1000" office:value-type="float" office:value="2410.602">
            <text:p>2410,602</text:p>
          </table:table-cell>
          <table:table-cell table:formula="of:=[.F100]/1000" office:value-type="float" office:value="1742.205">
            <text:p>1742,205</text:p>
          </table:table-cell>
          <table:table-cell table:formula="of:=[.E100]/(LOG([.B100])*[.B100])" office:value-type="float" office:value="61.6231611784522">
            <text:p>61,6231611785</text:p>
          </table:table-cell>
        </table:table-row>
        <table:table-row table:style-name="ro2">
          <table:table-cell table:formula="of:=[.B101]-1" office:value-type="float" office:value="9900">
            <text:p>9900</text:p>
          </table:table-cell>
          <table:table-cell office:value-type="float" office:value="9901">
            <text:p>9901</text:p>
          </table:table-cell>
          <table:table-cell office:value-type="float" office:value="0">
            <text:p>0</text:p>
          </table:table-cell>
          <table:table-cell office:value-type="float" office:value="2560438">
            <text:p>2560438</text:p>
          </table:table-cell>
          <table:table-cell office:value-type="float" office:value="2457228">
            <text:p>2457228</text:p>
          </table:table-cell>
          <table:table-cell office:value-type="float" office:value="1686148">
            <text:p>1686148</text:p>
          </table:table-cell>
          <table:table-cell table:formula="of:=[.D101]/1000" office:value-type="float" office:value="2560.438">
            <text:p>2560,438</text:p>
          </table:table-cell>
          <table:table-cell table:formula="of:=[.E101]/1000" office:value-type="float" office:value="2457.228">
            <text:p>2457,228</text:p>
          </table:table-cell>
          <table:table-cell table:formula="of:=[.F101]/1000" office:value-type="float" office:value="1686.148">
            <text:p>1686,148</text:p>
          </table:table-cell>
          <table:table-cell table:formula="of:=[.E101]/(LOG([.B101])*[.B101])" office:value-type="float" office:value="62.1120405472311">
            <text:p>62,1120405472</text:p>
          </table:table-cell>
        </table:table-row>
        <table:table-row table:style-name="ro2" table:number-rows-repeated="104847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21:02:34</dc:date>
    <dc:creator>cingolani ignacio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0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61cm" svg:height="8.991cm" xlink:href=".." xlink:type="simple" chart:class="chart:line" chart:style-name="ch1">
        <chart:title svg:x="7.432cm" svg:y="0.315cm" chart:style-name="ch2">
          <text:p>Medicion de tiempo con variacion en d y t</text:p>
        </chart:title>
        <chart:subtitle svg:x="10.766cm" svg:y="1.273cm" chart:style-name="ch3">
          <text:p>Grafico 3</text:p>
        </chart:subtitle>
        <chart:legend chart:legend-position="end" svg:x="18.98cm" svg:y="3.698cm" style:legend-expansion="high" chart:style-name="ch4"/>
        <chart:plot-area chart:style-name="ch5" table:cell-range-address="Hoja1.A1:Hoja1.A101 Hoja1.G1:Hoja1.I101" chart:data-source-has-labels="both" svg:x="1.476cm" svg:y="2.314cm" svg:width="16.574cm" svg:height="5.517cm">
          <chartooo:coordinate-region svg:x="2.468cm" svg:y="2.514cm" svg:width="15.582cm" svg:height="4.67cm"/>
          <chart:axis chart:dimension="x" chart:name="primary-x" chart:style-name="ch6" chartooo:axis-type="auto">
            <chartooo:date-scale/>
            <chart:title svg:x="8.396cm" svg:y="8.01cm" chart:style-name="ch7">
              <text:p>Cantidad de joyas</text:p>
            </chart:title>
            <chart:categories table:cell-range-address="Hoja1.A2:Hoja1.A101"/>
          </chart:axis>
          <chart:axis chart:dimension="y" chart:name="primary-y" chart:style-name="ch8">
            <chart:title svg:x="0.451cm" svg:y="6.836cm" chart:style-name="ch9">
              <text:p>tiempo(microsegundos)</text:p>
            </chart:title>
            <chart:grid chart:style-name="ch10" chart:class="major"/>
          </chart:axis>
          <chart:series chart:style-name="ch11" chart:values-cell-range-address="Hoja1.G2:Hoja1.G101" chart:label-cell-address="Hoja1.G1:Hoja1.G1" chart:class="chart:line">
            <chart:data-point chart:repeated="100"/>
          </chart:series>
          <chart:series chart:style-name="ch12" chart:values-cell-range-address="Hoja1.H2:Hoja1.H101" chart:label-cell-address="Hoja1.H1:Hoja1.H1" chart:class="chart:line">
            <chart:data-point chart:repeated="100"/>
          </chart:series>
          <chart:series chart:style-name="ch13" chart:values-cell-range-address="Hoja1.I2:Hoja1.I101" chart:label-cell-address="Hoja1.I1:Hoja1.I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ax=Tmax=100</text:p>
                <draw:g>
                  <svg:desc>Hoja1.G1:Hoja1.G1</svg:desc>
                </draw:g>
              </table:table-cell>
              <table:table-cell office:value-type="string">
                <text:p>Dmax=Tmax=1000</text:p>
                <draw:g>
                  <svg:desc>Hoja1.H1:Hoja1.H1</svg:desc>
                </draw:g>
              </table:table-cell>
              <table:table-cell office:value-type="string">
                <text:p>D=T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01</svg:desc>
                </draw:g>
              </table:table-cell>
              <table:table-cell office:value-type="float" office:value="0.402">
                <text:p>0.402</text:p>
                <draw:g>
                  <svg:desc>Hoja1.G2:Hoja1.G101</svg:desc>
                </draw:g>
              </table:table-cell>
              <table:table-cell office:value-type="float" office:value="0.402">
                <text:p>0.402</text:p>
                <draw:g>
                  <svg:desc>Hoja1.H2:Hoja1.H101</svg:desc>
                </draw:g>
              </table:table-cell>
              <table:table-cell office:value-type="float" office:value="0.403">
                <text:p>0.403</text:p>
                <draw:g>
                  <svg:desc>Hoja1.I2:Hoja1.I10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77">
                <text:p>20.77</text:p>
              </table:table-cell>
              <table:table-cell office:value-type="float" office:value="10.524">
                <text:p>10.524</text:p>
              </table:table-cell>
              <table:table-cell office:value-type="float" office:value="19.951">
                <text:p>19.9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.419">
                <text:p>47.419</text:p>
              </table:table-cell>
              <table:table-cell office:value-type="float" office:value="24.868">
                <text:p>24.868</text:p>
              </table:table-cell>
              <table:table-cell office:value-type="float" office:value="42.175">
                <text:p>42.1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927">
                <text:p>82.927</text:p>
              </table:table-cell>
              <table:table-cell office:value-type="float" office:value="42.748">
                <text:p>42.748</text:p>
              </table:table-cell>
              <table:table-cell office:value-type="float" office:value="67.168">
                <text:p>67.16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8.71">
                <text:p>118.71</text:p>
              </table:table-cell>
              <table:table-cell office:value-type="float" office:value="116.313">
                <text:p>116.313</text:p>
              </table:table-cell>
              <table:table-cell office:value-type="float" office:value="90.795">
                <text:p>90.7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.981">
                <text:p>148.981</text:p>
              </table:table-cell>
              <table:table-cell office:value-type="float" office:value="147.072">
                <text:p>147.072</text:p>
              </table:table-cell>
              <table:table-cell office:value-type="float" office:value="79.849">
                <text:p>79.8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9.936">
                <text:p>99.936</text:p>
              </table:table-cell>
              <table:table-cell office:value-type="float" office:value="120.329">
                <text:p>120.329</text:p>
              </table:table-cell>
              <table:table-cell office:value-type="float" office:value="106.383">
                <text:p>106.3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0.998">
                <text:p>150.998</text:p>
              </table:table-cell>
              <table:table-cell office:value-type="float" office:value="121.067">
                <text:p>121.067</text:p>
              </table:table-cell>
              <table:table-cell office:value-type="float" office:value="85.381">
                <text:p>85.38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6.317">
                <text:p>176.317</text:p>
              </table:table-cell>
              <table:table-cell office:value-type="float" office:value="157.68">
                <text:p>157.68</text:p>
              </table:table-cell>
              <table:table-cell office:value-type="float" office:value="107.743">
                <text:p>107.74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8.249">
                <text:p>168.249</text:p>
              </table:table-cell>
              <table:table-cell office:value-type="float" office:value="167.556">
                <text:p>167.556</text:p>
              </table:table-cell>
              <table:table-cell office:value-type="float" office:value="165.619">
                <text:p>165.6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0.078">
                <text:p>180.078</text:p>
              </table:table-cell>
              <table:table-cell office:value-type="float" office:value="180.37">
                <text:p>180.37</text:p>
              </table:table-cell>
              <table:table-cell office:value-type="float" office:value="125.407">
                <text:p>125.40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02.967">
                <text:p>202.967</text:p>
              </table:table-cell>
              <table:table-cell office:value-type="float" office:value="216.745">
                <text:p>216.745</text:p>
              </table:table-cell>
              <table:table-cell office:value-type="float" office:value="170.016">
                <text:p>170.01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19.165">
                <text:p>219.165</text:p>
              </table:table-cell>
              <table:table-cell office:value-type="float" office:value="237.409">
                <text:p>237.409</text:p>
              </table:table-cell>
              <table:table-cell office:value-type="float" office:value="184.965">
                <text:p>184.9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43.906">
                <text:p>243.906</text:p>
              </table:table-cell>
              <table:table-cell office:value-type="float" office:value="258.206">
                <text:p>258.206</text:p>
              </table:table-cell>
              <table:table-cell office:value-type="float" office:value="202.978">
                <text:p>202.97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61.492">
                <text:p>261.492</text:p>
              </table:table-cell>
              <table:table-cell office:value-type="float" office:value="265.833">
                <text:p>265.833</text:p>
              </table:table-cell>
              <table:table-cell office:value-type="float" office:value="225.854">
                <text:p>225.8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87.606">
                <text:p>287.606</text:p>
              </table:table-cell>
              <table:table-cell office:value-type="float" office:value="287.538">
                <text:p>287.538</text:p>
              </table:table-cell>
              <table:table-cell office:value-type="float" office:value="199.975">
                <text:p>199.97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06.714">
                <text:p>306.714</text:p>
              </table:table-cell>
              <table:table-cell office:value-type="float" office:value="310">
                <text:p>310</text:p>
              </table:table-cell>
              <table:table-cell office:value-type="float" office:value="250.831">
                <text:p>250.83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25.179">
                <text:p>325.179</text:p>
              </table:table-cell>
              <table:table-cell office:value-type="float" office:value="330.743">
                <text:p>330.743</text:p>
              </table:table-cell>
              <table:table-cell office:value-type="float" office:value="240.162">
                <text:p>240.1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49.802">
                <text:p>349.802</text:p>
              </table:table-cell>
              <table:table-cell office:value-type="float" office:value="353.32">
                <text:p>353.32</text:p>
              </table:table-cell>
              <table:table-cell office:value-type="float" office:value="245.587">
                <text:p>245.58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68.868">
                <text:p>368.868</text:p>
              </table:table-cell>
              <table:table-cell office:value-type="float" office:value="374.351">
                <text:p>374.351</text:p>
              </table:table-cell>
              <table:table-cell office:value-type="float" office:value="262.542">
                <text:p>262.5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0.086">
                <text:p>390.086</text:p>
              </table:table-cell>
              <table:table-cell office:value-type="float" office:value="397.295">
                <text:p>397.295</text:p>
              </table:table-cell>
              <table:table-cell office:value-type="float" office:value="272.049">
                <text:p>272.04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69.893">
                <text:p>469.893</text:p>
              </table:table-cell>
              <table:table-cell office:value-type="float" office:value="431.687">
                <text:p>431.687</text:p>
              </table:table-cell>
              <table:table-cell office:value-type="float" office:value="338.615">
                <text:p>338.61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60.304">
                <text:p>460.304</text:p>
              </table:table-cell>
              <table:table-cell office:value-type="float" office:value="542.46">
                <text:p>542.46</text:p>
              </table:table-cell>
              <table:table-cell office:value-type="float" office:value="365.537">
                <text:p>365.53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67.823">
                <text:p>467.823</text:p>
              </table:table-cell>
              <table:table-cell office:value-type="float" office:value="469.656">
                <text:p>469.656</text:p>
              </table:table-cell>
              <table:table-cell office:value-type="float" office:value="324.702">
                <text:p>324.70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490.448">
                <text:p>490.448</text:p>
              </table:table-cell>
              <table:table-cell office:value-type="float" office:value="547.754">
                <text:p>547.754</text:p>
              </table:table-cell>
              <table:table-cell office:value-type="float" office:value="416.259">
                <text:p>416.25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10.669">
                <text:p>510.669</text:p>
              </table:table-cell>
              <table:table-cell office:value-type="float" office:value="512.103">
                <text:p>512.103</text:p>
              </table:table-cell>
              <table:table-cell office:value-type="float" office:value="354.15">
                <text:p>354.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81.627">
                <text:p>681.627</text:p>
              </table:table-cell>
              <table:table-cell office:value-type="float" office:value="558.195">
                <text:p>558.195</text:p>
              </table:table-cell>
              <table:table-cell office:value-type="float" office:value="467.763">
                <text:p>467.76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696.698">
                <text:p>696.698</text:p>
              </table:table-cell>
              <table:table-cell office:value-type="float" office:value="553.811">
                <text:p>553.811</text:p>
              </table:table-cell>
              <table:table-cell office:value-type="float" office:value="431.569">
                <text:p>431.56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75.406">
                <text:p>675.406</text:p>
              </table:table-cell>
              <table:table-cell office:value-type="float" office:value="623.164">
                <text:p>623.164</text:p>
              </table:table-cell>
              <table:table-cell office:value-type="float" office:value="467.441">
                <text:p>467.4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94.106">
                <text:p>594.106</text:p>
              </table:table-cell>
              <table:table-cell office:value-type="float" office:value="601.507">
                <text:p>601.507</text:p>
              </table:table-cell>
              <table:table-cell office:value-type="float" office:value="453.38">
                <text:p>453.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60.511">
                <text:p>660.511</text:p>
              </table:table-cell>
              <table:table-cell office:value-type="float" office:value="696.904">
                <text:p>696.904</text:p>
              </table:table-cell>
              <table:table-cell office:value-type="float" office:value="436.912">
                <text:p>436.91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50.088">
                <text:p>650.088</text:p>
              </table:table-cell>
              <table:table-cell office:value-type="float" office:value="653.086">
                <text:p>653.086</text:p>
              </table:table-cell>
              <table:table-cell office:value-type="float" office:value="515.968">
                <text:p>515.96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39.841">
                <text:p>739.841</text:p>
              </table:table-cell>
              <table:table-cell office:value-type="float" office:value="700.917">
                <text:p>700.917</text:p>
              </table:table-cell>
              <table:table-cell office:value-type="float" office:value="482.519">
                <text:p>482.51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59.798">
                <text:p>759.798</text:p>
              </table:table-cell>
              <table:table-cell office:value-type="float" office:value="723.158">
                <text:p>723.158</text:p>
              </table:table-cell>
              <table:table-cell office:value-type="float" office:value="502.317">
                <text:p>502.31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81.083">
                <text:p>781.083</text:p>
              </table:table-cell>
              <table:table-cell office:value-type="float" office:value="720.451">
                <text:p>720.451</text:p>
              </table:table-cell>
              <table:table-cell office:value-type="float" office:value="508.886">
                <text:p>508.88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00.758">
                <text:p>900.758</text:p>
              </table:table-cell>
              <table:table-cell office:value-type="float" office:value="807.474">
                <text:p>807.474</text:p>
              </table:table-cell>
              <table:table-cell office:value-type="float" office:value="523.848">
                <text:p>523.84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96.352">
                <text:p>796.352</text:p>
              </table:table-cell>
              <table:table-cell office:value-type="float" office:value="813.226">
                <text:p>813.226</text:p>
              </table:table-cell>
              <table:table-cell office:value-type="float" office:value="523.182">
                <text:p>523.18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932.994">
                <text:p>932.994</text:p>
              </table:table-cell>
              <table:table-cell office:value-type="float" office:value="831.347">
                <text:p>831.347</text:p>
              </table:table-cell>
              <table:table-cell office:value-type="float" office:value="535.297">
                <text:p>535.29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902.909">
                <text:p>902.909</text:p>
              </table:table-cell>
              <table:table-cell office:value-type="float" office:value="973.918">
                <text:p>973.918</text:p>
              </table:table-cell>
              <table:table-cell office:value-type="float" office:value="549.546">
                <text:p>549.54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941.143">
                <text:p>941.143</text:p>
              </table:table-cell>
              <table:table-cell office:value-type="float" office:value="999.556">
                <text:p>999.556</text:p>
              </table:table-cell>
              <table:table-cell office:value-type="float" office:value="773.829">
                <text:p>773.8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59.405">
                <text:p>959.405</text:p>
              </table:table-cell>
              <table:table-cell office:value-type="float" office:value="906.436">
                <text:p>906.436</text:p>
              </table:table-cell>
              <table:table-cell office:value-type="float" office:value="689.156">
                <text:p>689.15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969.409">
                <text:p>969.409</text:p>
              </table:table-cell>
              <table:table-cell office:value-type="float" office:value="984.094">
                <text:p>984.094</text:p>
              </table:table-cell>
              <table:table-cell office:value-type="float" office:value="671.003">
                <text:p>671.00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05.943">
                <text:p>1005.943</text:p>
              </table:table-cell>
              <table:table-cell office:value-type="float" office:value="1052.784">
                <text:p>1052.784</text:p>
              </table:table-cell>
              <table:table-cell office:value-type="float" office:value="685.111">
                <text:p>685.11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63.126">
                <text:p>1063.126</text:p>
              </table:table-cell>
              <table:table-cell office:value-type="float" office:value="996.043">
                <text:p>996.043</text:p>
              </table:table-cell>
              <table:table-cell office:value-type="float" office:value="692.708">
                <text:p>692.70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21.027">
                <text:p>1021.027</text:p>
              </table:table-cell>
              <table:table-cell office:value-type="float" office:value="1032.683">
                <text:p>1032.683</text:p>
              </table:table-cell>
              <table:table-cell office:value-type="float" office:value="788.967">
                <text:p>788.96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190.382">
                <text:p>1190.382</text:p>
              </table:table-cell>
              <table:table-cell office:value-type="float" office:value="1038.351">
                <text:p>1038.351</text:p>
              </table:table-cell>
              <table:table-cell office:value-type="float" office:value="804.777">
                <text:p>804.77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122.597">
                <text:p>1122.597</text:p>
              </table:table-cell>
              <table:table-cell office:value-type="float" office:value="1079.087">
                <text:p>1079.087</text:p>
              </table:table-cell>
              <table:table-cell office:value-type="float" office:value="773.787">
                <text:p>773.78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170.512">
                <text:p>1170.512</text:p>
              </table:table-cell>
              <table:table-cell office:value-type="float" office:value="1125.108">
                <text:p>1125.108</text:p>
              </table:table-cell>
              <table:table-cell office:value-type="float" office:value="797.604">
                <text:p>797.60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139.656">
                <text:p>1139.656</text:p>
              </table:table-cell>
              <table:table-cell office:value-type="float" office:value="1149.983">
                <text:p>1149.983</text:p>
              </table:table-cell>
              <table:table-cell office:value-type="float" office:value="768.021">
                <text:p>768.02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139.639">
                <text:p>1139.639</text:p>
              </table:table-cell>
              <table:table-cell office:value-type="float" office:value="1224.854">
                <text:p>1224.854</text:p>
              </table:table-cell>
              <table:table-cell office:value-type="float" office:value="812.653">
                <text:p>812.65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48.627">
                <text:p>1148.627</text:p>
              </table:table-cell>
              <table:table-cell office:value-type="float" office:value="1150.366">
                <text:p>1150.366</text:p>
              </table:table-cell>
              <table:table-cell office:value-type="float" office:value="801.711">
                <text:p>801.71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252.448">
                <text:p>1252.448</text:p>
              </table:table-cell>
              <table:table-cell office:value-type="float" office:value="1247.93">
                <text:p>1247.93</text:p>
              </table:table-cell>
              <table:table-cell office:value-type="float" office:value="856.19">
                <text:p>856.1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232.67">
                <text:p>1232.67</text:p>
              </table:table-cell>
              <table:table-cell office:value-type="float" office:value="1247.396">
                <text:p>1247.396</text:p>
              </table:table-cell>
              <table:table-cell office:value-type="float" office:value="913.898">
                <text:p>913.89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300.879">
                <text:p>1300.879</text:p>
              </table:table-cell>
              <table:table-cell office:value-type="float" office:value="1257.508">
                <text:p>1257.508</text:p>
              </table:table-cell>
              <table:table-cell office:value-type="float" office:value="911.751">
                <text:p>911.75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305.193">
                <text:p>1305.193</text:p>
              </table:table-cell>
              <table:table-cell office:value-type="float" office:value="1253.044">
                <text:p>1253.044</text:p>
              </table:table-cell>
              <table:table-cell office:value-type="float" office:value="860.181">
                <text:p>860.18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346.864">
                <text:p>1346.864</text:p>
              </table:table-cell>
              <table:table-cell office:value-type="float" office:value="1336.787">
                <text:p>1336.787</text:p>
              </table:table-cell>
              <table:table-cell office:value-type="float" office:value="983.679">
                <text:p>983.67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336.853">
                <text:p>1336.853</text:p>
              </table:table-cell>
              <table:table-cell office:value-type="float" office:value="1345.253">
                <text:p>1345.253</text:p>
              </table:table-cell>
              <table:table-cell office:value-type="float" office:value="967.343">
                <text:p>967.343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332.355">
                <text:p>1332.355</text:p>
              </table:table-cell>
              <table:table-cell office:value-type="float" office:value="1345.147">
                <text:p>1345.147</text:p>
              </table:table-cell>
              <table:table-cell office:value-type="float" office:value="976.801">
                <text:p>976.80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336.233">
                <text:p>1336.233</text:p>
              </table:table-cell>
              <table:table-cell office:value-type="float" office:value="1353.487">
                <text:p>1353.487</text:p>
              </table:table-cell>
              <table:table-cell office:value-type="float" office:value="1042.616">
                <text:p>1042.61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448.098">
                <text:p>1448.098</text:p>
              </table:table-cell>
              <table:table-cell office:value-type="float" office:value="1359.044">
                <text:p>1359.044</text:p>
              </table:table-cell>
              <table:table-cell office:value-type="float" office:value="984.065">
                <text:p>984.06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398.611">
                <text:p>1398.611</text:p>
              </table:table-cell>
              <table:table-cell office:value-type="float" office:value="1464.759">
                <text:p>1464.759</text:p>
              </table:table-cell>
              <table:table-cell office:value-type="float" office:value="1041.859">
                <text:p>1041.85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510.919">
                <text:p>1510.919</text:p>
              </table:table-cell>
              <table:table-cell office:value-type="float" office:value="1415.289">
                <text:p>1415.289</text:p>
              </table:table-cell>
              <table:table-cell office:value-type="float" office:value="1108.988">
                <text:p>1108.98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532.532">
                <text:p>1532.532</text:p>
              </table:table-cell>
              <table:table-cell office:value-type="float" office:value="1560.025">
                <text:p>1560.025</text:p>
              </table:table-cell>
              <table:table-cell office:value-type="float" office:value="997.738">
                <text:p>997.73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509.659">
                <text:p>1509.659</text:p>
              </table:table-cell>
              <table:table-cell office:value-type="float" office:value="1542.417">
                <text:p>1542.417</text:p>
              </table:table-cell>
              <table:table-cell office:value-type="float" office:value="1057.319">
                <text:p>1057.31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548.241">
                <text:p>1548.241</text:p>
              </table:table-cell>
              <table:table-cell office:value-type="float" office:value="1564.526">
                <text:p>1564.52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572.207">
                <text:p>1572.207</text:p>
              </table:table-cell>
              <table:table-cell office:value-type="float" office:value="1591.685">
                <text:p>1591.685</text:p>
              </table:table-cell>
              <table:table-cell office:value-type="float" office:value="1128.25">
                <text:p>1128.2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587.076">
                <text:p>1587.076</text:p>
              </table:table-cell>
              <table:table-cell office:value-type="float" office:value="1586.16">
                <text:p>1586.16</text:p>
              </table:table-cell>
              <table:table-cell office:value-type="float" office:value="1083.526">
                <text:p>1083.52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578.736">
                <text:p>1578.736</text:p>
              </table:table-cell>
              <table:table-cell office:value-type="float" office:value="1582.269">
                <text:p>1582.269</text:p>
              </table:table-cell>
              <table:table-cell office:value-type="float" office:value="1085.044">
                <text:p>1085.04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675.146">
                <text:p>1675.146</text:p>
              </table:table-cell>
              <table:table-cell office:value-type="float" office:value="1597.146">
                <text:p>1597.146</text:p>
              </table:table-cell>
              <table:table-cell office:value-type="float" office:value="1139.802">
                <text:p>1139.80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649.19">
                <text:p>1649.19</text:p>
              </table:table-cell>
              <table:table-cell office:value-type="float" office:value="1706.478">
                <text:p>1706.478</text:p>
              </table:table-cell>
              <table:table-cell office:value-type="float" office:value="1161.22">
                <text:p>1161.2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24.848">
                <text:p>1724.848</text:p>
              </table:table-cell>
              <table:table-cell office:value-type="float" office:value="1654.468">
                <text:p>1654.468</text:p>
              </table:table-cell>
              <table:table-cell office:value-type="float" office:value="1185.091">
                <text:p>1185.091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673.097">
                <text:p>1673.097</text:p>
              </table:table-cell>
              <table:table-cell office:value-type="float" office:value="1743.571">
                <text:p>1743.571</text:p>
              </table:table-cell>
              <table:table-cell office:value-type="float" office:value="1137.976">
                <text:p>1137.97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751.44">
                <text:p>1751.44</text:p>
              </table:table-cell>
              <table:table-cell office:value-type="float" office:value="1789.052">
                <text:p>1789.052</text:p>
              </table:table-cell>
              <table:table-cell office:value-type="float" office:value="1274.715">
                <text:p>1274.71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862.671">
                <text:p>1862.671</text:p>
              </table:table-cell>
              <table:table-cell office:value-type="float" office:value="1805.536">
                <text:p>1805.536</text:p>
              </table:table-cell>
              <table:table-cell office:value-type="float" office:value="1171.707">
                <text:p>1171.70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795.398">
                <text:p>1795.398</text:p>
              </table:table-cell>
              <table:table-cell office:value-type="float" office:value="1795.397">
                <text:p>1795.397</text:p>
              </table:table-cell>
              <table:table-cell office:value-type="float" office:value="1198.882">
                <text:p>1198.88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827.285">
                <text:p>1827.285</text:p>
              </table:table-cell>
              <table:table-cell office:value-type="float" office:value="1894.942">
                <text:p>1894.942</text:p>
              </table:table-cell>
              <table:table-cell office:value-type="float" office:value="1221.642">
                <text:p>1221.64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884.344">
                <text:p>1884.344</text:p>
              </table:table-cell>
              <table:table-cell office:value-type="float" office:value="1811.85">
                <text:p>1811.85</text:p>
              </table:table-cell>
              <table:table-cell office:value-type="float" office:value="1235.808">
                <text:p>1235.80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953.435">
                <text:p>1953.435</text:p>
              </table:table-cell>
              <table:table-cell office:value-type="float" office:value="1925.313">
                <text:p>1925.313</text:p>
              </table:table-cell>
              <table:table-cell office:value-type="float" office:value="1279.77">
                <text:p>1279.7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974.827">
                <text:p>1974.827</text:p>
              </table:table-cell>
              <table:table-cell office:value-type="float" office:value="1970.755">
                <text:p>1970.755</text:p>
              </table:table-cell>
              <table:table-cell office:value-type="float" office:value="1325.582">
                <text:p>1325.58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960.238">
                <text:p>1960.238</text:p>
              </table:table-cell>
              <table:table-cell office:value-type="float" office:value="1964.026">
                <text:p>1964.026</text:p>
              </table:table-cell>
              <table:table-cell office:value-type="float" office:value="1431.177">
                <text:p>1431.17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052.041">
                <text:p>2052.041</text:p>
              </table:table-cell>
              <table:table-cell office:value-type="float" office:value="1898.38">
                <text:p>1898.38</text:p>
              </table:table-cell>
              <table:table-cell office:value-type="float" office:value="1394.149">
                <text:p>1394.149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2009.07">
                <text:p>2009.07</text:p>
              </table:table-cell>
              <table:table-cell office:value-type="float" office:value="1967.403">
                <text:p>1967.403</text:p>
              </table:table-cell>
              <table:table-cell office:value-type="float" office:value="1358.243">
                <text:p>1358.243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2105.192">
                <text:p>2105.192</text:p>
              </table:table-cell>
              <table:table-cell office:value-type="float" office:value="2038.43">
                <text:p>2038.43</text:p>
              </table:table-cell>
              <table:table-cell office:value-type="float" office:value="1475.23">
                <text:p>1475.23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2052.97">
                <text:p>2052.97</text:p>
              </table:table-cell>
              <table:table-cell office:value-type="float" office:value="2131.325">
                <text:p>2131.325</text:p>
              </table:table-cell>
              <table:table-cell office:value-type="float" office:value="1456.382">
                <text:p>1456.38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2141.718">
                <text:p>2141.718</text:p>
              </table:table-cell>
              <table:table-cell office:value-type="float" office:value="2187.49">
                <text:p>2187.49</text:p>
              </table:table-cell>
              <table:table-cell office:value-type="float" office:value="1477.341">
                <text:p>1477.34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168.988">
                <text:p>2168.988</text:p>
              </table:table-cell>
              <table:table-cell office:value-type="float" office:value="2210.395">
                <text:p>2210.395</text:p>
              </table:table-cell>
              <table:table-cell office:value-type="float" office:value="1447.169">
                <text:p>1447.16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2190.92">
                <text:p>2190.92</text:p>
              </table:table-cell>
              <table:table-cell office:value-type="float" office:value="2263.453">
                <text:p>2263.453</text:p>
              </table:table-cell>
              <table:table-cell office:value-type="float" office:value="1483.865">
                <text:p>1483.865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292.793">
                <text:p>2292.793</text:p>
              </table:table-cell>
              <table:table-cell office:value-type="float" office:value="2251.934">
                <text:p>2251.934</text:p>
              </table:table-cell>
              <table:table-cell office:value-type="float" office:value="1526.449">
                <text:p>1526.44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190.114">
                <text:p>2190.114</text:p>
              </table:table-cell>
              <table:table-cell office:value-type="float" office:value="2174.689">
                <text:p>2174.689</text:p>
              </table:table-cell>
              <table:table-cell office:value-type="float" office:value="1504.616">
                <text:p>1504.61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2233.616">
                <text:p>2233.616</text:p>
              </table:table-cell>
              <table:table-cell office:value-type="float" office:value="2191.726">
                <text:p>2191.726</text:p>
              </table:table-cell>
              <table:table-cell office:value-type="float" office:value="1592.366">
                <text:p>1592.36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76.977">
                <text:p>2276.977</text:p>
              </table:table-cell>
              <table:table-cell office:value-type="float" office:value="2272.843">
                <text:p>2272.843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301.165">
                <text:p>2301.165</text:p>
              </table:table-cell>
              <table:table-cell office:value-type="float" office:value="2214.2">
                <text:p>2214.2</text:p>
              </table:table-cell>
              <table:table-cell office:value-type="float" office:value="1571.359">
                <text:p>1571.35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358.315">
                <text:p>2358.315</text:p>
              </table:table-cell>
              <table:table-cell office:value-type="float" office:value="2271.442">
                <text:p>2271.442</text:p>
              </table:table-cell>
              <table:table-cell office:value-type="float" office:value="1591.403">
                <text:p>1591.40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2337.461">
                <text:p>2337.461</text:p>
              </table:table-cell>
              <table:table-cell office:value-type="float" office:value="2302.364">
                <text:p>2302.364</text:p>
              </table:table-cell>
              <table:table-cell office:value-type="float" office:value="1609.366">
                <text:p>1609.36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2330.062">
                <text:p>2330.062</text:p>
              </table:table-cell>
              <table:table-cell office:value-type="float" office:value="2312.979">
                <text:p>2312.979</text:p>
              </table:table-cell>
              <table:table-cell office:value-type="float" office:value="1600.707">
                <text:p>1600.7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443.159">
                <text:p>2443.159</text:p>
              </table:table-cell>
              <table:table-cell office:value-type="float" office:value="2326.8">
                <text:p>2326.8</text:p>
              </table:table-cell>
              <table:table-cell office:value-type="float" office:value="1608.982">
                <text:p>1608.98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2401.154">
                <text:p>2401.154</text:p>
              </table:table-cell>
              <table:table-cell office:value-type="float" office:value="2436.494">
                <text:p>2436.494</text:p>
              </table:table-cell>
              <table:table-cell office:value-type="float" office:value="1726.447">
                <text:p>1726.44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377.03">
                <text:p>2377.03</text:p>
              </table:table-cell>
              <table:table-cell office:value-type="float" office:value="2386.776">
                <text:p>2386.776</text:p>
              </table:table-cell>
              <table:table-cell office:value-type="float" office:value="1667.88">
                <text:p>1667.8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2511.817">
                <text:p>2511.817</text:p>
              </table:table-cell>
              <table:table-cell office:value-type="float" office:value="2410.602">
                <text:p>2410.602</text:p>
              </table:table-cell>
              <table:table-cell office:value-type="float" office:value="1742.205">
                <text:p>1742.20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2560.438">
                <text:p>2560.438</text:p>
              </table:table-cell>
              <table:table-cell office:value-type="float" office:value="2457.228">
                <text:p>2457.228</text:p>
              </table:table-cell>
              <table:table-cell office:value-type="float" office:value="1686.148">
                <text:p>1686.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59cm" svg:height="9cm" xlink:href=".." xlink:type="simple" chart:class="chart:line" chart:style-name="ch1">
        <chart:title svg:x="6.078cm" svg:y="0.316cm" chart:style-name="ch2">
          <text:p>Grafico de entradas de tamaño n divididas por nlog(n)</text:p>
        </chart:title>
        <chart:subtitle svg:x="10.615cm" svg:y="1.275cm" chart:style-name="ch3">
          <text:p>Grafico 4</text:p>
        </chart:subtitle>
        <chart:legend svg:x="11.26cm" svg:y="8.035cm" style:legend-expansion="custom" chartooo:width="6.32cm" chartooo:height="0.598cm" style:legend-expansion-aspect-ratio="10.5685618729097" chart:style-name="ch4"/>
        <chart:plot-area chart:style-name="ch5" table:cell-range-address="Hoja1.A1:Hoja1.A101 Hoja1.J1:Hoja1.J101" chart:data-source-has-labels="both" svg:x="1.47cm" svg:y="2.318cm" svg:width="16.291cm" svg:height="5.52cm">
          <chartooo:coordinate-region svg:x="2.277cm" svg:y="2.517cm" svg:width="15.484cm" svg:height="4.674cm"/>
          <chart:axis chart:dimension="x" chart:name="primary-x" chart:style-name="ch6" chartooo:axis-type="auto">
            <chartooo:date-scale/>
            <chart:title svg:x="8.248cm" svg:y="8.018cm" chart:style-name="ch7">
              <text:p>Cantidad de joyas</text:p>
            </chart:title>
            <chart:categories table:cell-range-address="Hoja1.A2:Hoja1.A101"/>
          </chart:axis>
          <chart:axis chart:dimension="y" chart:name="primary-y" chart:style-name="ch8">
            <chart:title svg:x="0.451cm" svg:y="7.371cm" chart:style-name="ch9">
              <text:p>tiempo(nanosegundos/nlog(n))</text:p>
            </chart:title>
            <chart:grid chart:style-name="ch10" chart:class="major"/>
          </chart:axis>
          <chart:series chart:style-name="ch11" chart:values-cell-range-address="Hoja1.J2:Hoja1.J101" chart:label-cell-address="Hoja1.J1:Hoja1.J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ax=Tmax=1000 constantizado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01</svg:desc>
                </draw:g>
              </table:table-cell>
              <table:table-cell office:value-type="float" office:value="NaN">
                <text:p>NaN</text:p>
                <draw:g>
                  <svg:desc>Hoja1.J2:Hoja1.J10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1.9866829566025">
                <text:p>51.98668295660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7172650310066">
                <text:p>53.71726503100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2992226786276">
                <text:p>57.29922267862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425766338316">
                <text:p>111.4257663383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8.731307594884">
                <text:p>108.7313075948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2.0488256234907">
                <text:p>72.048825623490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0.6898269623897">
                <text:p>60.68982696238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.7957460160082">
                <text:p>67.79574601600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2.9387563370923">
                <text:p>62.938756337092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0.0545806162783">
                <text:p>60.054580616278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4.7191677273821">
                <text:p>64.719167727382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.1900771549872">
                <text:p>64.190077154987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3.7282149023887">
                <text:p>63.728214902388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0.304755362881">
                <text:p>60.30475536288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0.3089834102123">
                <text:p>60.30898341021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0.4261345852366">
                <text:p>60.4261345852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60.1851207486965">
                <text:p>60.185120748696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0.2608120749144">
                <text:p>60.260812074914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0.0561977156878">
                <text:p>60.05619771568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.143400525975">
                <text:p>60.1434005259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1.8425792589356">
                <text:p>61.84257925893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3.7327894120138">
                <text:p>73.732789412013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0.7122486225945">
                <text:p>60.712248622594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7.4879617386862">
                <text:p>67.487961738686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0.2567526742205">
                <text:p>60.256752674220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2.8401239788772">
                <text:p>62.840123978877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9.751646737139">
                <text:p>59.75164673713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4.5369618537062">
                <text:p>64.536961853706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9.8821229224845">
                <text:p>59.882122922484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6.7834803733043">
                <text:p>66.783480373304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0.3193067740924">
                <text:p>60.319306774092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2.467985583312">
                <text:p>62.46798558331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62.2604353827394">
                <text:p>62.260435382739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9.9826284727563">
                <text:p>59.98262847275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5.0757499925724">
                <text:p>65.07574999257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63.5001437988898">
                <text:p>63.500143798889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62.9505553850426">
                <text:p>62.950555385042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71.5737687941597">
                <text:p>71.573768794159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71.3500852143136">
                <text:p>71.35008521431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2.8933262500426">
                <text:p>62.893326250042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66.4189649424083">
                <text:p>66.418964942408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69.1633444885529">
                <text:p>69.163344488552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63.7345876780863">
                <text:p>63.734587678086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64.4007258684249">
                <text:p>64.400725868424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3.1464244194297">
                <text:p>63.146424419429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64.0301956050899">
                <text:p>64.030195605089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65.1746620963565">
                <text:p>65.174662096356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65.0660980150041">
                <text:p>65.066098015004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67.7235553108051">
                <text:p>67.72355531080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2.1853633523609">
                <text:p>62.1853633523609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65.9835303086459">
                <text:p>65.983530308645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64.5403977226957">
                <text:p>64.540397722695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63.694444569063">
                <text:p>63.694444569063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62.1577567027592">
                <text:p>62.157756702759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4.9677288439512">
                <text:p>64.967728843951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64.0778663902427">
                <text:p>64.077866390242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62.8201232026759">
                <text:p>62.820123202675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61.995329460169">
                <text:p>61.99532946016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61.0745024060983">
                <text:p>61.074502406098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4.6033276857894">
                <text:p>64.603327685789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.2818984535301">
                <text:p>61.281898453530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66.3358990737869">
                <text:p>66.335899073786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4.4282331548014">
                <text:p>64.428233154801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.2152082913074">
                <text:p>64.215208291307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4.211440264619">
                <text:p>64.21144026461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2.9097949353454">
                <text:p>62.909794935345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1.7134588339692">
                <text:p>61.713458833969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1.274733784586">
                <text:p>61.27473378458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4.4140352147442">
                <text:p>64.41403521474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1.4587707211013">
                <text:p>61.458770721101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63.7544603988508">
                <text:p>63.754460398850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4.4074768583691">
                <text:p>64.407476858369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4.0112211627221">
                <text:p>64.011221162722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2.6958456598384">
                <text:p>62.695845659838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5.1916080976869">
                <text:p>65.191608097686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1.421770460942">
                <text:p>61.42177046094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4.3265533180022">
                <text:p>64.326553318002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4.9071826953476">
                <text:p>64.907182695347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3.7762178611285">
                <text:p>63.776217861128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.7888986626965">
                <text:p>60.788898662696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2.1355702188771">
                <text:p>62.135570218877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3.5071974336621">
                <text:p>63.507197433662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5.5133111436103">
                <text:p>65.513311143610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6.3513039682249">
                <text:p>66.351303968224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6.1707251650153">
                <text:p>66.170725165015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6.8848227879637">
                <text:p>66.884822787963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5.6958232683574">
                <text:p>65.695823268357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2.6425820937672">
                <text:p>62.642582093767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2.3464988352739">
                <text:p>62.346498835273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3.8572299447617">
                <text:p>63.857229944761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1.4514952586212">
                <text:p>61.451495258621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2.2803507366503">
                <text:p>62.280350736650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2.3755966434558">
                <text:p>62.375596643455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1.9241489301234">
                <text:p>61.924148930123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1.5673049896966">
                <text:p>61.567304989696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3.7254787173361">
                <text:p>63.7254787173361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1.7118989119905">
                <text:p>61.711898911990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1.6231611784522">
                <text:p>61.623161178452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62.1120405472311">
                <text:p>62.11204054723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